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Tableau6" style:family="table">
      <style:table-properties style:width="9.151cm" table:align="margins"/>
    </style:style>
    <style:style style:name="Tableau6.A" style:family="table-column">
      <style:table-column-properties style:column-width="0.508cm" style:rel-column-width="3638*"/>
    </style:style>
    <style:style style:name="Tableau6.B" style:family="table-column">
      <style:table-column-properties style:column-width="0.683cm" style:rel-column-width="4888*"/>
    </style:style>
    <style:style style:name="Tableau6.C" style:family="table-column">
      <style:table-column-properties style:column-width="0.718cm" style:rel-column-width="5141*"/>
    </style:style>
    <style:style style:name="Tableau6.D" style:family="table-column">
      <style:table-column-properties style:column-width="0.794cm" style:rel-column-width="5684*"/>
    </style:style>
    <style:style style:name="Tableau6.F" style:family="table-column">
      <style:table-column-properties style:column-width="5.655cm" style:rel-column-width="40500*"/>
    </style:style>
    <style:style style:name="Tableau6.1" style:family="table-row">
      <style:table-row-properties style:min-row-height="0.801cm"/>
    </style:style>
    <style:style style:name="Tableau6.A1" style:family="table-cell">
      <style:table-cell-properties style:vertical-align="middle" fo:padding="0cm" fo:border="none"/>
    </style:style>
    <style:style style:name="Tableau6.B1" style:family="table-cell">
      <style:table-cell-properties style:vertical-align="middle" fo:padding="0cm" fo:border-left="none" fo:border-right="none" fo:border-top="none" fo:border-bottom="0.5pt solid #000000"/>
    </style:style>
    <style:style style:name="Tableau6.F1" style:family="table-cell">
      <style:table-cell-properties style:vertical-align="middle" fo:padding="0.097cm" fo:border="none"/>
    </style:style>
    <style:style style:name="Tableau6.2" style:family="table-row">
      <style:table-row-properties style:row-height="0.7cm"/>
    </style:style>
    <style:style style:name="Tableau6.B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6.E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6.C3" style:family="table-cell">
      <style:table-cell-properties style:vertical-align="middle" fo:background-color="#ead680" fo:padding="0cm" fo:border-left="0.5pt solid #000000" fo:border-right="none" fo:border-top="none" fo:border-bottom="0.5pt solid #000000">
        <style:background-image/>
      </style:table-cell-properties>
    </style:style>
    <style:style style:name="Tableau9" style:family="table">
      <style:table-properties style:width="9.151cm" fo:margin-top="0.101cm" fo:margin-bottom="0.101cm" table:align="margins"/>
    </style:style>
    <style:style style:name="Tableau9.A" style:family="table-column">
      <style:table-column-properties style:column-width="1.526cm" style:rel-column-width="10922*"/>
    </style:style>
    <style:style style:name="Tableau9.F" style:family="table-column">
      <style:table-column-properties style:column-width="1.526cm" style:rel-column-width="10925*"/>
    </style:style>
    <style:style style:name="Tableau9.1" style:family="table-row">
      <style:table-row-properties style:min-row-height="0.7cm"/>
    </style:style>
    <style:style style:name="Tableau9.A1" style:family="table-cell">
      <style:table-cell-properties style:vertical-align="middle" fo:padding="0cm" fo:border-left="0.5pt solid #d7e12c" fo:border-right="none" fo:border-top="0.5pt solid #d7e12c" fo:border-bottom="0.5pt solid #d7e12c"/>
    </style:style>
    <style:style style:name="Tableau9.F1" style:family="table-cell">
      <style:table-cell-properties style:vertical-align="middle" fo:padding="0cm" fo:border="0.5pt solid #d7e12c"/>
    </style:style>
    <style:style style:name="Table1" style:family="table">
      <style:table-properties style:width="9.151cm" fo:margin-top="0.101cm" fo:margin-bottom="0.101cm" table:align="margins"/>
    </style:style>
    <style:style style:name="Table1.A" style:family="table-column">
      <style:table-column-properties style:column-width="2.288cm" style:rel-column-width="16383*"/>
    </style:style>
    <style:style style:name="Table1.D" style:family="table-column">
      <style:table-column-properties style:column-width="2.288cm" style:rel-column-width="16386*"/>
    </style:style>
    <style:style style:name="Table1.1" style:family="table-row">
      <style:table-row-properties style:min-row-height="0.7cm"/>
    </style:style>
    <style:style style:name="Table1.A1" style:family="table-cell">
      <style:table-cell-properties style:vertical-align="middle" fo:padding="0cm" fo:border-left="0.5pt solid #d7e12c" fo:border-right="none" fo:border-top="0.5pt solid #d7e12c" fo:border-bottom="0.5pt solid #d7e12c"/>
    </style:style>
    <style:style style:name="Table1.D1" style:family="table-cell">
      <style:table-cell-properties style:vertical-align="middle" fo:padding="0cm" fo:border="0.5pt solid #d7e12c"/>
    </style:style>
    <style:style style:name="Tableau13" style:family="table">
      <style:table-properties style:width="9.148cm" fo:margin-top="0cm" fo:margin-bottom="0cm" table:align="left" fo:background-color="transparent">
        <style:background-image/>
      </style:table-properties>
    </style:style>
    <style:style style:name="Tableau13.A" style:family="table-column">
      <style:table-column-properties style:column-width="1.399cm"/>
    </style:style>
    <style:style style:name="Tableau13.B" style:family="table-column">
      <style:table-column-properties style:column-width="1.796cm"/>
    </style:style>
    <style:style style:name="Tableau13.C" style:family="table-column">
      <style:table-column-properties style:column-width="2.097cm"/>
    </style:style>
    <style:style style:name="Tableau13.D" style:family="table-column">
      <style:table-column-properties style:column-width="1.607cm"/>
    </style:style>
    <style:style style:name="Tableau13.E" style:family="table-column">
      <style:table-column-properties style:column-width="2.249cm"/>
    </style:style>
    <style:style style:name="Tableau13.1" style:family="table-row">
      <style:table-row-properties style:min-row-height="0.6cm" fo:background-color="transparent">
        <style:background-image/>
      </style:table-row-properties>
    </style:style>
    <style:style style:name="Tableau13.A1" style:family="table-cell">
      <style:table-cell-properties style:vertical-align="middle" fo:background-color="#d7e12c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au13.E1" style:family="table-cell">
      <style:table-cell-properties style:vertical-align="middle" fo:background-color="#d7e12c" fo:padding="0.049cm" fo:border="0.5pt solid #000000">
        <style:background-image/>
      </style:table-cell-properties>
    </style:style>
    <style:style style:name="Tableau13.2" style:family="table-row">
      <style:table-row-properties style:min-row-height="0.6cm"/>
    </style:style>
    <style:style style:name="Tableau13.A2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eau13.B2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eau13.C2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eau13.D2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eau13.E2" style:family="table-cell">
      <style:table-cell-properties style:vertical-align="middle" fo:padding="0.049cm" fo:border-left="0.5pt solid #000000" fo:border-right="0.5pt solid #000000" fo:border-top="none" fo:border-bottom="0.5pt solid #000000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Paragraphe">
      <style:paragraph-properties fo:text-align="center" style:justify-single-word="false"/>
    </style:style>
    <style:style style:name="P3" style:family="paragraph" style:parent-style-name="_5f_Header_20_G_20_page_20_paire_20__28_G_29_">
      <style:text-properties officeooo:rsid="00fbc68f" officeooo:paragraph-rsid="00fbc68f"/>
    </style:style>
    <style:style style:name="P4" style:family="paragraph" style:parent-style-name="_5f_Header_20_G_20_page_20_impaire_20__28_D_29_">
      <style:text-properties officeooo:rsid="00fc60e2" officeooo:paragraph-rsid="00fc60e2"/>
    </style:style>
    <style:style style:name="P5" style:family="paragraph" style:parent-style-name="_5f_Header_20_N_20_page_20_paire_20__28_G_29_">
      <style:text-properties officeooo:rsid="00f84d06" officeooo:paragraph-rsid="00f84d06"/>
    </style:style>
    <style:style style:name="P6" style:family="paragraph" style:parent-style-name="_5f_Header_20_D_20_page_20_impaire_20__28_D_29_">
      <style:text-properties officeooo:rsid="00fe4814" officeooo:paragraph-rsid="00fe4814"/>
    </style:style>
    <style:style style:name="P7" style:family="paragraph" style:parent-style-name="_5f_Header_20_D_20_page_20_impaire_20__28_D_29_">
      <style:text-properties officeooo:rsid="0101821f" officeooo:paragraph-rsid="0101821f"/>
    </style:style>
    <style:style style:name="P8" style:family="paragraph" style:parent-style-name="_5f_Header_20_M_20_page_20_impaire_20__28_D_29_">
      <style:text-properties officeooo:rsid="0101a5c8" officeooo:paragraph-rsid="0101a5c8"/>
    </style:style>
    <style:style style:name="P9" style:family="paragraph" style:parent-style-name="_5f_Header_20_M_20_page_20_impaire_20__28_D_29_">
      <style:text-properties officeooo:rsid="01035d0f" officeooo:paragraph-rsid="01035d0f"/>
    </style:style>
    <style:style style:name="P10" style:family="paragraph" style:parent-style-name="_5f_Header_20_P_20_page_20_paire_20__28_G_29_">
      <style:text-properties officeooo:rsid="0107aa33" officeooo:paragraph-rsid="0107aa33"/>
    </style:style>
    <style:style style:name="P11" style:family="paragraph" style:parent-style-name="_5f_Header_20_P_20_page_20_paire_20__28_G_29_">
      <style:text-properties officeooo:rsid="0106b7af" officeooo:paragraph-rsid="0106b7af"/>
    </style:style>
    <style:style style:name="P12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3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4" style:family="paragraph" style:parent-style-name="_5f_Tableau_5f_Centré_5f_Gras">
      <style:paragraph-properties fo:text-align="start" style:justify-single-word="false"/>
    </style:style>
    <style:style style:name="P15" style:family="paragraph" style:parent-style-name="_5f_Paragraphe">
      <style:paragraph-properties fo:text-align="start" style:justify-single-word="false"/>
      <style:text-properties officeooo:paragraph-rsid="00c4f690"/>
    </style:style>
    <style:style style:name="P16" style:family="paragraph" style:parent-style-name="_5f_Paragraphe">
      <style:text-properties officeooo:paragraph-rsid="00b24ad9"/>
    </style:style>
    <style:style style:name="P17" style:family="paragraph" style:parent-style-name="_5f_Paragraphe">
      <style:text-properties officeooo:paragraph-rsid="00bbd7ec"/>
    </style:style>
    <style:style style:name="P18" style:family="paragraph" style:parent-style-name="_5f_Paragraphe_5f_Réponse_5f_Pointillés_5f_Grisés">
      <style:text-properties officeooo:paragraph-rsid="00bbd7ec"/>
    </style:style>
    <style:style style:name="P19" style:family="paragraph" style:parent-style-name="_5f_Paragraphe_5f_Réponse_5f_Pointillés_5f_Grisés">
      <style:text-properties officeooo:paragraph-rsid="00b9187a"/>
    </style:style>
    <style:style style:name="P20" style:family="paragraph" style:parent-style-name="_5f_Paragraphe_5f_Réponse_5f_Pointillés_5f_Grisés">
      <loext:graphic-properties draw:fill-gradient-name="gradient" draw:fill-hatch-name="hatch"/>
      <style:paragraph-properties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officeooo:paragraph-rsid="00bbd7ec"/>
    </style:style>
    <style:style style:name="P21" style:family="paragraph" style:parent-style-name="_5f_Paragraphe_5f_Réponse_5f_Pointillés_5f_Grisés">
      <style:text-properties officeooo:paragraph-rsid="00c4f690"/>
    </style:style>
    <style:style style:name="P22" style:family="paragraph" style:parent-style-name="_5f_Tableau_5f_Centré_5f_Gras">
      <style:text-properties officeooo:paragraph-rsid="00c4f690"/>
    </style:style>
    <style:style style:name="P23" style:family="paragraph" style:parent-style-name="_5f_Footer_20_page_20_impaire_20__28_D_29_"/>
    <style:style style:name="P24" style:family="paragraph" style:parent-style-name="_5f_Footer_20_page_20_impaire_20__28_D_29_">
      <style:text-properties officeooo:paragraph-rsid="01316a8b"/>
    </style:style>
    <style:style style:name="P25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7" style:family="paragraph" style:parent-style-name="_5f_Footer_20_page_20_paire_20__28_G_29_"/>
    <style:style style:name="P28" style:family="paragraph" style:parent-style-name="_5f_Footer_20_page_20_paire_20__28_G_29_">
      <style:text-properties officeooo:paragraph-rsid="01316a8b"/>
    </style:style>
    <style:style style:name="P29" style:family="paragraph" style:parent-style-name="_5f_Footer_20_page_20_paire_20__28_G_29_">
      <style:text-properties officeooo:paragraph-rsid="01336347"/>
    </style:style>
    <style:style style:name="P30" style:family="paragraph" style:parent-style-name="_5f_Footer_20_page_20_paire_20__28_G_29_">
      <style:text-properties officeooo:paragraph-rsid="0135ac9e"/>
    </style:style>
    <style:style style:name="P31" style:family="paragraph" style:parent-style-name="_5f_Footer_20_page_20_paire_20__28_G_29_">
      <style:text-properties officeooo:paragraph-rsid="01397109"/>
    </style:style>
    <style:style style:name="P32" style:family="paragraph" style:parent-style-name="_5f_Footer_20_page_20_paire_20__28_G_29_">
      <style:text-properties officeooo:paragraph-rsid="013b50d8"/>
    </style:style>
    <style:style style:name="P33" style:family="paragraph" style:parent-style-name="_5f_Footer_20_page_20_paire_20__28_G_29_">
      <style:text-properties officeooo:paragraph-rsid="013c280e"/>
    </style:style>
    <style:style style:name="P34" style:family="paragraph" style:parent-style-name="_5f_Footer_20_page_20_paire_20__28_G_29_">
      <style:text-properties officeooo:paragraph-rsid="0142af40"/>
    </style:style>
    <style:style style:name="P35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6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8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40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41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42" style:family="paragraph" style:parent-style-name="_5f_Header_20_D_20_page_20_paire_20__28_G_29_">
      <style:text-properties officeooo:paragraph-rsid="00fe4814"/>
    </style:style>
    <style:style style:name="P43" style:family="paragraph" style:parent-style-name="_5f_Header_20_D_20_page_20_paire_20__28_G_29_">
      <style:text-properties officeooo:rsid="0101821f" officeooo:paragraph-rsid="0101821f"/>
    </style:style>
    <style:style style:name="P44" style:family="paragraph" style:parent-style-name="_5f_Header_20_G_20_page_20_paire_20__28_G_29_">
      <style:text-properties officeooo:rsid="00ff3616" officeooo:paragraph-rsid="00ff3616"/>
    </style:style>
    <style:style style:name="P4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46" style:family="paragraph" style:parent-style-name="_5f_Header_20_M_20_page_20_impaire_20__28_D_29_">
      <style:text-properties officeooo:rsid="01035d0f" officeooo:paragraph-rsid="01035d0f"/>
    </style:style>
    <style:style style:name="P47" style:family="paragraph" style:parent-style-name="_5f_Header_20_M_20_page_20_paire_20__28_G_29_">
      <style:text-properties officeooo:rsid="0101a5c8" officeooo:paragraph-rsid="0101a5c8"/>
    </style:style>
    <style:style style:name="P48" style:family="paragraph" style:parent-style-name="_5f_Header_20_N_20_page_20_impaire_20__28_D_29_">
      <style:text-properties officeooo:rsid="010462d7" officeooo:paragraph-rsid="010462d7"/>
    </style:style>
    <style:style style:name="P4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50" style:family="paragraph" style:parent-style-name="_5f_Header_20_P_20_page_20_paire_20__28_G_29_">
      <style:text-properties officeooo:rsid="0107aa33" officeooo:paragraph-rsid="0107aa33"/>
    </style:style>
    <style:style style:name="P51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5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53" style:family="paragraph" style:parent-style-name="_5f_Paragraphe_5f_avec_5f_Num_5f_Question" style:list-style-name=""/>
    <style:style style:name="P54" style:family="paragraph" style:parent-style-name="_5f_Paragraphe_5f_avec_5f_Num_5f_Question" style:list-style-name="_5f_Numérotation_20_des_20_exercices"/>
    <style:style style:name="P55" style:family="paragraph" style:parent-style-name="_5f_Paragraphe_5f_avec_5f_Num_5f_Question" style:list-style-name="_5f_Numérotation_20_des_20_exercices">
      <style:text-properties officeooo:paragraph-rsid="00b9187a"/>
    </style:style>
    <style:style style:name="P56" style:family="paragraph" style:parent-style-name="_5f_Premier_5f_Titre_5f_Exercices_5f_avec_5f_Num_5f_Exo_5f_sans_5f_Titre" style:list-style-name="_5f_Numérotation_20_des_20_exercices"/>
    <style:style style:name="P57" style:family="paragraph" style:parent-style-name="_5f_Premier_5f_Titre_5f_Exercices_5f_avec_5f_Num_5f_Exo_5f_sans_5f_Titre" style:list-style-name="_5f_Numérotation_20_des_20_exercices" style:master-page-name="SERIE_5f_NUMERIQUE_5f_CLR_5f_d7e12c_5f_2COL">
      <style:paragraph-properties style:page-number="auto" fo:break-before="page"/>
    </style:style>
    <style:style style:name="P58" style:family="paragraph" style:parent-style-name="_5f_Titre_5f_Exercices_5f_sans_5f_Titre" style:list-style-name="_5f_Numérotation_20_des_20_exercices"/>
    <style:style style:name="P59" style:family="paragraph" style:parent-style-name="_5f_Titre_5f_Exercices_5f_sans_5f_Titre" style:list-style-name="_5f_Numérotation_20_des_20_exercices">
      <style:text-properties officeooo:paragraph-rsid="00bf3d0b"/>
    </style:style>
    <style:style style:name="P60" style:family="paragraph" style:parent-style-name="_5f_Titre_5f_Exercices_5f_sans_5f_Titre" style:list-style-name="_5f_Numérotation_20_des_20_exercices">
      <style:text-properties officeooo:paragraph-rsid="00b9187a"/>
    </style:style>
    <style:style style:name="P61" style:family="paragraph" style:parent-style-name="_5f_Titre_5f_Exercices_5f_sans_5f_Titre" style:list-style-name="_5f_Numérotation_20_des_20_exercices">
      <style:text-properties officeooo:paragraph-rsid="00bbd7ec"/>
    </style:style>
    <style:style style:name="P62" style:family="paragraph" style:parent-style-name="_5f_Titre_5f_Exercices_5f_sans_5f_Titre" style:list-style-name="_5f_Numérotation_20_des_20_exercices">
      <loext:graphic-properties draw:fill-gradient-name="gradient" draw:fill-hatch-name="hatch"/>
      <style:paragraph-properties>
        <style:tab-stops>
          <style:tab-stop style:position="8.999cm" style:type="right" style:leader-style="dotted" style:leader-text="."/>
        </style:tab-stops>
      </style:paragraph-properties>
      <style:text-properties officeooo:paragraph-rsid="00b9187a"/>
    </style:style>
    <style:style style:name="P63" style:family="paragraph">
      <style:paragraph-properties fo:text-align="center"/>
    </style:style>
    <style:style style:name="P6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65" style:family="paragraph">
      <loext:graphic-properties draw:fill="solid" draw:fill-color="#f99e06"/>
    </style:style>
    <style:style style:name="P66" style:family="paragraph">
      <loext:graphic-properties draw:fill="solid" draw:fill-color="#9d0f89"/>
    </style:style>
    <style:style style:name="P67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2a60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fo:margin-left="0cm" fo:margin-right="0cm" fo:margin-top="0cm" fo:margin-bottom="0cm" fo:line-height="100%" fo:text-indent="0cm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3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4" style:family="paragraph">
      <loext:graphic-properties draw:fill="solid" draw:fill-color="#d62e4e"/>
    </style:style>
    <style:style style:name="P75" style:family="paragraph">
      <loext:graphic-properties draw:fill="solid" draw:fill-color="#7fb241"/>
    </style:style>
    <style:style style:name="P76" style:family="paragraph">
      <loext:graphic-properties draw:fill="solid" draw:fill-color="#1ca2b8"/>
    </style:style>
    <style:style style:name="P77" style:family="paragraph">
      <loext:graphic-properties draw:fill="solid" draw:fill-color="#d7e12c"/>
    </style:style>
    <style:style style:name="P7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officeooo:rsid="00b24ad9"/>
    </style:style>
    <style:style style:name="T10" style:family="text">
      <style:text-properties fo:color="#000000" loext:opacity="100%" fo:font-size="10pt" fo:font-style="normal" style:font-name-asian="OpenSymbol1" style:font-size-asian="10pt" style:font-style-asian="normal" style:font-name-complex="OpenSymbol1" style:font-size-complex="10pt" style:font-style-complex="normal" style:text-scale="100%"/>
    </style:style>
    <style:style style:name="T11" style:family="text">
      <style:text-properties fo:color="#000000" loext:opacity="100%" fo:font-style="normal" style:font-name-asian="OpenSymbol1" style:font-size-asian="10pt" style:font-style-asian="normal" style:font-weight-asian="bold" style:font-name-complex="OpenSymbol1" style:font-size-complex="10pt" style:font-style-complex="normal" style:font-weight-complex="bold" style:text-scale="100%"/>
    </style:style>
    <style:style style:name="T12" style:family="text">
      <style:text-properties style:use-window-font-color="true" loext:opacity="0%"/>
    </style:style>
    <style:style style:name="T13" style:family="text">
      <style:text-properties style:use-window-font-color="true" loext:opacity="0%" style:text-scale="100%"/>
    </style:style>
    <style:style style:name="T14" style:family="text">
      <style:text-properties style:use-window-font-color="true" loext:opacity="0%" fo:font-size="10pt" style:font-size-asian="10pt" style:font-size-complex="10pt" style:text-scale="100%"/>
    </style:style>
    <style:style style:name="T15" style:family="text">
      <style:text-properties style:use-window-font-color="true" loext:opacity="0%" fo:font-size="10pt" fo:font-style="normal" style:font-name-asian="OpenSymbol1" style:font-size-asian="10pt" style:font-style-asian="normal" style:font-name-complex="OpenSymbol1" style:font-size-complex="10pt" style:font-style-complex="normal" style:text-scale="100%"/>
    </style:style>
    <style:style style:name="T16" style:family="text">
      <style:text-properties style:use-window-font-color="true" loext:opacity="0%" officeooo:rsid="00bf3d0b"/>
    </style:style>
    <style:style style:name="T17" style:family="text">
      <style:text-properties style:use-window-font-color="true" loext:opacity="0%" style:font-size-asian="10pt" style:font-weight-asian="bold" style:font-size-complex="10pt" style:font-weight-complex="bold" style:text-scale="100%"/>
    </style:style>
    <style:style style:name="T18" style:family="text">
      <style:text-properties style:use-window-font-color="true" loext:opacity="0%" fo:font-style="normal" style:font-name-asian="OpenSymbol1" style:font-size-asian="10pt" style:font-style-asian="normal" style:font-weight-asian="bold" style:font-name-complex="OpenSymbol1" style:font-size-complex="10pt" style:font-style-complex="normal" style:font-weight-complex="bold" style:text-scale="100%"/>
    </style:style>
    <style:style style:name="T19" style:family="text">
      <style:text-properties style:text-position="0% 100%" style:font-name-asian="OpenSymbol1" style:font-style-asian="normal" style:font-name-complex="OpenSymbol1" style:font-style-complex="normal"/>
    </style:style>
    <style:style style:name="T20" style:family="text">
      <style:text-properties style:text-position="0% 100%" style:font-name-asian="OpenSymbol1" style:font-style-asian="normal" style:font-name-complex="OpenSymbol1" style:font-style-complex="normal" style:text-scale="100%"/>
    </style:style>
    <style:style style:name="T21" style:family="text">
      <style:text-properties style:text-position="0% 100%" officeooo:rsid="00c4f690" style:font-name-asian="OpenSymbol1" style:font-style-asian="normal" style:font-name-complex="OpenSymbol1" style:font-style-complex="normal" style:text-scale="100%"/>
    </style:style>
    <style:style style:name="T22" style:family="text">
      <style:text-properties style:text-position="0% 100%" officeooo:rsid="00c4f690" style:font-name-asian="OpenSymbol1" style:font-style-asian="normal" style:font-name-complex="OpenSymbol1" style:font-style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bf3d0b" style:font-weight-asian="normal" style:font-weight-complex="normal"/>
    </style:style>
    <style:style style:name="T25" style:family="text">
      <style:text-properties fo:font-weight="normal" officeooo:rsid="00c4f690" style:font-weight-asian="normal" style:font-weight-complex="normal"/>
    </style:style>
    <style:style style:name="T26" style:family="text">
      <style:text-properties officeooo:rsid="00b3e257"/>
    </style:style>
    <style:style style:name="T27" style:family="text">
      <style:text-properties officeooo:rsid="00b49b2c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font-size="10pt" style:font-size-asian="10pt" style:font-size-complex="10pt" style:text-scale="100%"/>
    </style:style>
    <style:style style:name="T30" style:family="text">
      <style:text-properties fo:font-size="10pt" fo:font-style="normal" style:font-name-asian="OpenSymbol1" style:font-size-asian="10pt" style:font-style-asian="normal" style:font-name-complex="OpenSymbol1" style:font-size-complex="10pt" style:font-style-complex="normal"/>
    </style:style>
    <style:style style:name="T31" style:family="text">
      <style:text-properties officeooo:rsid="00b64a6e"/>
    </style:style>
    <style:style style:name="T32" style:family="text">
      <style:text-properties officeooo:rsid="00b75c28"/>
    </style:style>
    <style:style style:name="T33" style:family="text">
      <style:text-properties officeooo:rsid="00bcd18a"/>
    </style:style>
    <style:style style:name="T34" style:family="text">
      <style:text-properties officeooo:rsid="00d4417c"/>
    </style:style>
    <style:style style:name="T35" style:family="text">
      <style:text-properties officeooo:rsid="00bad55b"/>
    </style:style>
    <style:style style:name="T36" style:family="text">
      <style:text-properties officeooo:rsid="00b63f71"/>
    </style:style>
    <style:style style:name="T37" style:family="text">
      <style:text-properties officeooo:rsid="00b9187a"/>
    </style:style>
    <style:style style:name="T38" style:family="text">
      <style:text-properties fo:font-style="normal" officeooo:rsid="00bf3d0b" style:font-style-asian="normal" style:font-style-complex="normal"/>
    </style:style>
    <style:style style:name="T39" style:family="text">
      <style:text-properties fo:font-style="normal" style:font-name-asian="OpenSymbol1" style:font-size-asian="10pt" style:font-style-asian="normal" style:font-weight-asian="bold" style:font-name-complex="OpenSymbol1" style:font-size-complex="10pt" style:font-style-complex="normal" style:font-weight-complex="bold"/>
    </style:style>
    <style:style style:name="T40" style:family="text">
      <style:text-properties style:text-underline-style="solid" style:text-underline-width="auto" style:text-underline-color="font-color" style:font-weight-asian="bold" style:font-weight-complex="bold"/>
    </style:style>
    <style:style style:name="T41" style:family="text">
      <style:text-properties officeooo:rsid="00bbd7ec"/>
    </style:style>
    <style:style style:name="T42" style:family="text">
      <style:text-properties style:font-weight-asian="bold" style:font-weight-complex="bold"/>
    </style:style>
    <style:style style:name="T43" style:family="text">
      <style:text-properties style:font-weight-asian="bold" style:font-weight-complex="bold" style:text-scale="100%"/>
    </style:style>
    <style:style style:name="T44" style:family="text">
      <style:text-properties officeooo:rsid="00bf3d0b" style:font-weight-asian="bold" style:font-weight-complex="bold"/>
    </style:style>
    <style:style style:name="T45" style:family="text">
      <style:text-properties officeooo:rsid="00b64a6e" style:font-weight-asian="bold" style:font-weight-complex="bold"/>
    </style:style>
    <style:style style:name="T46" style:family="text">
      <style:text-properties officeooo:rsid="00bf3d0b"/>
    </style:style>
    <style:style style:name="T47" style:family="text">
      <style:text-properties style:font-size-asian="10pt" style:font-size-complex="10pt"/>
    </style:style>
    <style:style style:name="T48" style:family="text">
      <style:text-properties officeooo:rsid="00b60972" style:font-size-asian="10pt" style:font-size-complex="10pt"/>
    </style:style>
    <style:style style:name="T49" style:family="text">
      <style:text-properties officeooo:rsid="00c4f690" style:font-size-asian="10pt" style:font-size-complex="10pt"/>
    </style:style>
    <style:style style:name="T50" style:family="text">
      <style:text-properties style:font-size-asian="10pt" style:font-weight-asian="bold" style:font-size-complex="10pt" style:font-weight-complex="bold"/>
    </style:style>
    <style:style style:name="T51" style:family="text">
      <style:text-properties style:font-size-asian="10pt" style:font-weight-asian="bold" style:font-size-complex="10pt" style:font-weight-complex="bold" style:text-scale="100%"/>
    </style:style>
    <style:style style:name="T52" style:family="text">
      <style:text-properties officeooo:rsid="00c4f690" style:font-size-asian="10pt" style:font-weight-asian="bold" style:font-size-complex="10pt" style:font-weight-complex="bold"/>
    </style:style>
    <style:style style:name="T53" style:family="text">
      <style:text-properties officeooo:rsid="00c4f690"/>
    </style:style>
    <style:style style:name="T54" style:family="text">
      <style:text-properties officeooo:rsid="00c68cf2"/>
    </style:style>
    <style:style style:name="T55" style:family="text">
      <style:text-properties officeooo:rsid="00c77f5f"/>
    </style:style>
    <style:style style:name="T56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draw:ole-draw-aspect="1"/>
    </style:style>
    <style:style style:name="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none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0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2a6099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1" style:family="graphic">
      <style:graphic-properties draw:stroke="solid" svg:stroke-width="0.019cm" svg:stroke-color="#000000" draw:marker-start="Arrow_20_concave" draw:marker-start-width="0.229cm" draw:marker-start-center="false" draw:marker-end="Arrow_20_concav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72cm" fo:min-width="1.034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74cm" fo:min-width="1.139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4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5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6" style:family="graphic">
      <style:graphic-properties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solid" draw:stroke-dash="Dashed_20__28_var_29__20_6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8" style:family="graphic">
      <style:graphic-properties draw:stroke="solid" draw:stroke-dash="Dashed_20__28_var_29__20_7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9" style:family="graphic">
      <style:graphic-properties draw:stroke="solid" draw:stroke-dash="Dashed_20__28_var_29__20_8" svg:stroke-width="0.03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0" style:family="graphic">
      <style:graphic-properties draw:stroke="solid" draw:stroke-dash="Dashed_20__28_var_29__20_9" svg:stroke-width="0.03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1" style:family="graphic">
      <style:graphic-properties draw:stroke="solid" draw:stroke-dash="Dashed_20__28_var_29__20_10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2" style:family="graphic">
      <style:graphic-properties draw:stroke="solid" draw:stroke-dash="Dashed_20__28_var_29__20_11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3" style:family="graphic">
      <style:graphic-properties draw:stroke="solid" draw:stroke-dash="Dashed_20__28_var_29__20_12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4" style:family="graphic">
      <style:graphic-properties loext:decorative="false" style:run-through="foreground"/>
    </style:style>
    <style:style style:name="gr25" style:family="graphic">
      <style:graphic-properties draw:stroke="solid" draw:stroke-dash="Dashed_20__28_var_29__20_13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6" style:family="graphic">
      <style:graphic-properties draw:stroke="solid" draw:stroke-dash="Dashed_20__28_var_29__20_14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7" style:family="graphic">
      <style:graphic-properties draw:stroke="solid" draw:stroke-dash="Dashed_20__28_var_29__20_15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8" style:family="graphic">
      <style:graphic-properties draw:stroke="solid" draw:stroke-dash="Dashed_20__28_var_29__20_16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9" style:family="graphic">
      <style:graphic-properties draw:stroke="solid" draw:stroke-dash="Dashed_20__28_var_29__20_17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0" style:family="graphic">
      <style:graphic-properties draw:stroke="solid" draw:stroke-dash="Dashed_20__28_var_29__20_18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1" style:family="graphic">
      <style:graphic-properties draw:stroke="solid" draw:stroke-dash="Dashed_20__28_var_29__20_19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2" style:family="graphic">
      <style:graphic-properties draw:stroke="solid" draw:stroke-dash="Dashed_20__28_var_29__20_20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3" style:family="graphic">
      <style:graphic-properties draw:stroke="solid" draw:stroke-dash="Dashed_20__28_var_29__20_21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4" style:family="graphic">
      <style:graphic-properties draw:stroke="solid" draw:stroke-dash="Dashed_20__28_var_29__20_22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5" style:family="graphic">
      <style:graphic-properties draw:stroke="solid" draw:stroke-dash="Dashed_20__28_var_29__20_1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6" style:family="graphic">
      <style:graphic-properties draw:stroke="solid" draw:stroke-dash="Dashed_20__28_var_29__20_2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7" style:family="graphic">
      <style:graphic-properties draw:stroke="solid" draw:stroke-dash="Dashed_20__28_var_29__20_3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8" style:family="graphic">
      <style:graphic-properties draw:stroke="solid" draw:stroke-dash="Dashed_20__28_var_29__20_4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9" style:family="graphic">
      <style:graphic-properties draw:stroke="solid" draw:stroke-dash="Dashed_20__28_var_29__20_5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0" style:family="graphic">
      <style:graphic-properties draw:stroke="solid" draw:stroke-dash="Dashed_20__28_var_29__20_8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1" style:family="graphic">
      <style:graphic-properties draw:stroke="solid" draw:stroke-dash="Dashed_20__28_var_29__20_9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2" style:family="graphic">
      <style:graphic-properties draw:stroke="solid" draw:stroke-dash="Dashed_20__28_var_29__20_33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3" style:family="graphic">
      <style:graphic-properties draw:stroke="solid" draw:stroke-dash="Dashed_20__28_var_29__20_34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4" style:family="graphic">
      <style:graphic-properties draw:stroke="solid" draw:stroke-dash="Dashed_20__28_var_29__20_35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5" style:family="graphic">
      <style:graphic-properties draw:stroke="solid" draw:stroke-dash="Dashed_20__28_var_29__20_36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6" style:family="graphic">
      <style:graphic-properties draw:stroke="solid" draw:stroke-dash="Dashed_20__28_var_29__20_37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7" style:family="graphic">
      <style:graphic-properties draw:stroke="solid" draw:stroke-dash="Dashed_20__28_var_29__20_38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8" style:family="graphic">
      <style:graphic-properties draw:stroke="solid" draw:stroke-dash="Dashed_20__28_var_29__20_39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9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57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5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6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6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6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57" text:outline-level="1"><text:span text:style-name="_5f_Caractères">Complète la grille </text:span><text:span text:style-name="_5f_Caractères"><text:span text:style-name="T27">de nombres croisés </text:span></text:span><text:span text:style-name="_5f_Caractères">ci-dessous.</text:span></text:h>
        </text:list-item>
      </text:list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 table:number-columns-repeated="2"/>
        <table:table-column table:style-name="Tableau6.F"/>
        <table:table-header-rows>
          <table:table-row table:style-name="Tableau6.1">
            <table:table-cell table:style-name="Tableau6.A1" office:value-type="string">
              <text:h text:style-name="_5f_Tableau_5f_Centré_5f_Gras" text:outline-level="1"><text:span text:style-name="_5f_Caractères"/></text:h>
            </table:table-cell>
            <table:table-cell table:style-name="Tableau6.B1" office:value-type="string">
              <text:h text:style-name="_5f_Tableau_5f_Centré_5f_Gras" text:outline-level="1"><text:span text:style-name="_5f_Numéros_20_second_20_exercices">1.</text:span></text:h>
            </table:table-cell>
            <table:table-cell table:style-name="Tableau6.B1" office:value-type="string">
              <text:h text:style-name="_5f_Tableau_5f_Centré_5f_Gras" text:outline-level="1"><text:span text:style-name="_5f_Numéros_20_second_20_exercices">2.</text:span></text:h>
            </table:table-cell>
            <table:table-cell table:style-name="Tableau6.B1" office:value-type="string">
              <text:h text:style-name="_5f_Tableau_5f_Centré_5f_Gras" text:outline-level="1"><text:span text:style-name="_5f_Numéros_20_second_20_exercices">3.</text:span></text:h>
            </table:table-cell>
            <table:table-cell table:style-name="Tableau6.B1" office:value-type="string">
              <text:h text:style-name="_5f_Tableau_5f_Centré_5f_Gras" text:outline-level="1"><text:span text:style-name="_5f_Numéros_20_second_20_exercices">4.</text:span></text:h>
            </table:table-cell>
            <table:table-cell table:style-name="Tableau6.F1" table:number-rows-spanned="5" office:value-type="string">
              <text:h text:style-name="_5f_Tableau_5f_Centré_5f_Gras" text:outline-level="1"><text:span text:style-name="_5f_Caractères">Verticalement</text:span></text:h>
              <text:p text:style-name="P53"><text:span text:style-name="_5f_Numéros_20_second_20_exercices"><text:span text:style-name="T52">1.</text:span></text:span><text:span text:style-name="_5f_Caractères"><text:span text:style-name="T49"> </text:span></text:span><text:span text:style-name="_5f_Caractères"><text:span text:style-name="T47">21,3</text:span></text:span><text:span text:style-name="_5f_Caractères"><text:span text:style-name="T48"> </text:span></text:span><text:span text:style-name="_5f_Caractères"><text:span text:style-name="T47">× 31 − 17,3 + 1 929</text:span></text:span></text:p>
              <text:h text:style-name="P14" text:outline-level="1"><text:span text:style-name="_5f_Numéros_20_second_20_exercices">4.</text:span><text:span text:style-name="_5f_Caractères"> </text:span><text:span text:style-name="_5f_Caractères"><draw:frame draw:style-name="fr2" draw:name="Objet25" text:anchor-type="as-char" svg:y="-0.995cm" svg:width="3.503cm" svg:height="1.33cm" draw:z-index="73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h>
            </table:table-cell>
          </table:table-row>
        </table:table-header-rows>
        <table:table-row table:style-name="Tableau6.2">
          <table:table-cell table:style-name="Tableau6.A1" office:value-type="string">
            <text:h text:style-name="_5f_Tableau_5f_Centré_5f_Gras" text:outline-level="1"><text:span text:style-name="_5f_Numéros_20_second_20_exercices">a.</text:span></text:h>
          </table:table-cell>
          <table:table-cell table:style-name="Tableau6.B2" office:value-type="string">
            <text:h text:style-name="_5f_Tableau_5f_Centré" text:outline-level="1"><text:span text:style-name="_5f_Caractères"/></text:h>
          </table:table-cell>
          <table:table-cell table:style-name="Tableau6.B2" office:value-type="string">
            <text:h text:style-name="_5f_Tableau_5f_Centré" text:outline-level="1"><text:span text:style-name="_5f_Caractères"/></text:h>
          </table:table-cell>
          <table:table-cell table:style-name="Tableau6.B2" office:value-type="string">
            <text:h text:style-name="_5f_Tableau_5f_Centré" text:outline-level="1"><text:span text:style-name="_5f_Caractères"/></text:h>
          </table:table-cell>
          <table:table-cell table:style-name="Tableau6.E2" office:value-type="string">
            <text:h text:style-name="_5f_Tableau_5f_Centré" text:outline-level="1"><text:span text:style-name="_5f_Caractères"/></text:h>
          </table:table-cell>
          <table:covered-table-cell table:style-name="Tableau6.F1"/>
        </table:table-row>
        <table:table-row table:style-name="Tableau6.2">
          <table:table-cell table:style-name="Tableau6.A1" office:value-type="string">
            <text:h text:style-name="_5f_Tableau_5f_Centré_5f_Gras" text:outline-level="1"><text:span text:style-name="_5f_Numéros_20_second_20_exercices">b.</text:span></text:h>
          </table:table-cell>
          <table:table-cell table:style-name="Tableau6.B2" office:value-type="string">
            <text:h text:style-name="_5f_Tableau_5f_Centré" text:outline-level="1"><text:span text:style-name="_5f_Caractères"/></text:h>
          </table:table-cell>
          <table:table-cell table:style-name="Tableau6.C3" office:value-type="string">
            <text:h text:style-name="_5f_Tableau_5f_Centré" text:outline-level="1"><text:span text:style-name="_5f_Caractères"/></text:h>
          </table:table-cell>
          <table:table-cell table:style-name="Tableau6.C3" office:value-type="string">
            <text:h text:style-name="_5f_Tableau_5f_Centré" text:outline-level="1"><text:span text:style-name="_5f_Caractères"/></text:h>
          </table:table-cell>
          <table:table-cell table:style-name="Tableau6.E2" office:value-type="string">
            <text:h text:style-name="_5f_Tableau_5f_Centré" text:outline-level="1"><text:span text:style-name="_5f_Caractères"/></text:h>
          </table:table-cell>
          <table:covered-table-cell table:style-name="Tableau6.F1"/>
        </table:table-row>
        <table:table-row table:style-name="Tableau6.2">
          <table:table-cell table:style-name="Tableau6.A1" office:value-type="string">
            <text:h text:style-name="_5f_Tableau_5f_Centré_5f_Gras" text:outline-level="1"><text:span text:style-name="_5f_Numéros_20_second_20_exercices">c.</text:span></text:h>
          </table:table-cell>
          <table:table-cell table:style-name="Tableau6.B2" office:value-type="string">
            <text:h text:style-name="_5f_Tableau_5f_Centré" text:outline-level="1"><text:span text:style-name="_5f_Caractères"/></text:h>
          </table:table-cell>
          <table:table-cell table:style-name="Tableau6.B2" office:value-type="string">
            <text:h text:style-name="_5f_Tableau_5f_Centré" text:outline-level="1"><text:span text:style-name="_5f_Caractères"/></text:h>
          </table:table-cell>
          <table:table-cell table:style-name="Tableau6.B2" office:value-type="string">
            <text:h text:style-name="_5f_Tableau_5f_Centré" text:outline-level="1"><text:span text:style-name="_5f_Caractères"/></text:h>
          </table:table-cell>
          <table:table-cell table:style-name="Tableau6.E2" office:value-type="string">
            <text:h text:style-name="_5f_Tableau_5f_Centré" text:outline-level="1"><text:span text:style-name="_5f_Caractères"/></text:h>
          </table:table-cell>
          <table:covered-table-cell table:style-name="Tableau6.F1"/>
        </table:table-row>
        <table:table-row table:style-name="Tableau6.2">
          <table:table-cell table:style-name="Tableau6.A1" office:value-type="string">
            <text:h text:style-name="_5f_Tableau_5f_Centré_5f_Gras" text:outline-level="1"><text:span text:style-name="_5f_Numéros_20_second_20_exercices">d.</text:span></text:h>
          </table:table-cell>
          <table:table-cell table:style-name="Tableau6.B2" office:value-type="string">
            <text:h text:style-name="_5f_Tableau_5f_Centré" text:outline-level="1"><text:span text:style-name="_5f_Caractères"/></text:h>
          </table:table-cell>
          <table:table-cell table:style-name="Tableau6.B2" office:value-type="string">
            <text:h text:style-name="_5f_Tableau_5f_Centré" text:outline-level="1"><text:span text:style-name="_5f_Caractères"/></text:h>
          </table:table-cell>
          <table:table-cell table:style-name="Tableau6.B2" office:value-type="string">
            <text:h text:style-name="_5f_Tableau_5f_Centré" text:outline-level="1"><text:span text:style-name="_5f_Caractères"/></text:h>
          </table:table-cell>
          <table:table-cell table:style-name="Tableau6.E2" office:value-type="string">
            <text:h text:style-name="_5f_Tableau_5f_Centré" text:outline-level="1"><text:span text:style-name="_5f_Caractères"/></text:h>
          </table:table-cell>
          <table:covered-table-cell table:style-name="Tableau6.F1"/>
        </table:table-row>
      </table:table>
      <text:h text:style-name="P2" text:outline-level="1"><text:span text:style-name="_5f_Caractères_5f_gras"><text:span text:style-name="T42">Horizontalement</text:span></text:span></text:h>
      <text:h text:style-name="P16" text:outline-level="1"><text:span text:style-name="_5f_Numéros_20_second_20_exercices"><text:span text:style-name="T42">a.</text:span></text:span><text:span text:style-name="_5f_Caractères"> </text:span><text:span text:style-name="_5f_Caractères"><text:span text:style-name="T28">5</text:span></text:span><text:span text:style-name="_5f_Caractères_5f_gras"><text:span text:style-name="T50"> </text:span></text:span><text:span text:style-name="_5f_Caractères"><text:span text:style-name="T28">×</text:span></text:span><text:span text:style-name="_5f_Caractères_5f_gras"><text:span text:style-name="T50"> </text:span></text:span><text:span text:style-name="_5f_Caractères"><text:span text:style-name="T28">(5</text:span></text:span><text:span text:style-name="_5f_Caractères_5f_gras"><text:span text:style-name="T50"> </text:span></text:span><text:span text:style-name="_5f_Caractères"><text:span text:style-name="T30">+</text:span></text:span><text:span text:style-name="_5f_Caractères_5f_gras"><text:span text:style-name="T39"> </text:span></text:span><text:span text:style-name="_5f_Caractères"><text:span text:style-name="T28">36</text:span></text:span><text:span text:style-name="_5f_Caractères_5f_gras"><text:span text:style-name="T50"> </text:span></text:span><text:span text:style-name="_5f_Caractères"><text:span text:style-name="T28">×</text:span></text:span><text:span text:style-name="_5f_Caractères_5f_gras"><text:span text:style-name="T50"> </text:span></text:span><text:span text:style-name="_5f_Caractères"><text:span text:style-name="T28">11)</text:span></text:span></text:h>
      <text:h text:style-name="P16" text:outline-level="1"><text:span text:style-name="_5f_Numéros_20_second_20_exercices"><text:span text:style-name="T42">c.</text:span></text:span><text:span text:style-name="_5f_Caractères"> </text:span><text:span text:style-name="_5f_Caractères"><text:span text:style-name="T28">(14</text:span></text:span><text:span text:style-name="_5f_Caractères_5f_gras"><text:span text:style-name="T50"> </text:span></text:span><text:span text:style-name="_5f_Caractères"><text:span text:style-name="T28">521</text:span></text:span><text:span text:style-name="_5f_Caractères_5f_gras"><text:span text:style-name="T50"> </text:span></text:span><text:span text:style-name="_5f_Caractères"><text:span text:style-name="T10">─</text:span></text:span><text:span text:style-name="_5f_Caractères_5f_gras"><text:span text:style-name="T11"> </text:span></text:span><text:span text:style-name="_5f_Caractères"><text:span text:style-name="T28">13</text:span></text:span><text:span text:style-name="_5f_Caractères_5f_gras"><text:span text:style-name="T50"> </text:span></text:span><text:span text:style-name="_5f_Caractères"><text:span text:style-name="T28">202)</text:span></text:span><text:span text:style-name="_5f_Caractères_5f_gras"><text:span text:style-name="T50"> </text:span></text:span><text:span text:style-name="_5f_Caractères"><text:span text:style-name="T28">×</text:span></text:span><text:span text:style-name="_5f_Caractères_5f_gras"><text:span text:style-name="T50"> </text:span></text:span><text:span text:style-name="_5f_Caractères"><text:span text:style-name="T28">(48</text:span></text:span><text:span text:style-name="_5f_Caractères_5f_gras"><text:span text:style-name="T50"> </text:span></text:span><text:span text:style-name="_5f_Caractères"><text:span text:style-name="T28">÷</text:span></text:span><text:span text:style-name="_5f_Caractères_5f_gras"><text:span text:style-name="T50"> </text:span></text:span><text:span text:style-name="_5f_Caractères"><text:span text:style-name="T28">12</text:span></text:span><text:span text:style-name="_5f_Caractères_5f_gras"><text:span text:style-name="T50"> </text:span></text:span><text:span text:style-name="_5f_Caractères"><text:span text:style-name="T28">×</text:span></text:span><text:span text:style-name="_5f_Caractères_5f_gras"><text:span text:style-name="T50"> </text:span></text:span><text:span text:style-name="_5f_Caractères"><text:span text:style-name="T28">3</text:span></text:span><text:span text:style-name="_5f_Caractères_5f_gras"><text:span text:style-name="T50"> </text:span></text:span><text:span text:style-name="_5f_Caractères"><text:span text:style-name="T29">−</text:span></text:span><text:span text:style-name="_5f_Caractères_5f_gras"><text:span text:style-name="T51"> </text:span></text:span><text:span text:style-name="_5f_Caractères"><text:span text:style-name="T28">6)</text:span></text:span></text:h>
      <text:h text:style-name="P16" text:outline-level="1"><text:span text:style-name="_5f_Numéros_20_second_20_exercices"><text:span text:style-name="T43">d.</text:span></text:span><text:span text:style-name="_5f_Caractères"><text:span text:style-name="T13"> </text:span></text:span><text:span text:style-name="_5f_Caractères"><text:span text:style-name="T14">11</text:span></text:span><text:span text:style-name="_5f_Caractères_5f_gras"><text:span text:style-name="T17"> </text:span></text:span><text:span text:style-name="_5f_Caractères"><text:span text:style-name="T14">×</text:span></text:span><text:span text:style-name="_5f_Caractères_5f_gras"><text:span text:style-name="T17"> </text:span></text:span><text:span text:style-name="_5f_Caractères"><text:span text:style-name="T14">(11</text:span></text:span><text:span text:style-name="_5f_Caractères_5f_gras"><text:span text:style-name="T17"> </text:span></text:span><text:span text:style-name="_5f_Caractères"><text:span text:style-name="T14">−</text:span></text:span><text:span text:style-name="_5f_Caractères_5f_gras"><text:span text:style-name="T17"> </text:span></text:span><text:span text:style-name="_5f_Caractères"><text:span text:style-name="T14">4)</text:span></text:span><text:span text:style-name="_5f_Caractères_5f_gras"><text:span text:style-name="T17"> </text:span></text:span><text:span text:style-name="_5f_Caractères"><text:span text:style-name="T14">×</text:span></text:span><text:span text:style-name="_5f_Caractères_5f_gras"><text:span text:style-name="T17"> </text:span></text:span><text:span text:style-name="_5f_Caractères"><text:span text:style-name="T14">(11</text:span></text:span><text:span text:style-name="_5f_Caractères_5f_gras"><text:span text:style-name="T17"> </text:span></text:span><text:span text:style-name="_5f_Caractères"><text:span text:style-name="T15">+</text:span></text:span><text:span text:style-name="_5f_Caractères_5f_gras"><text:span text:style-name="T18"> </text:span></text:span><text:span text:style-name="_5f_Caractères"><text:span text:style-name="T14">2)</text:span></text:span><text:span text:style-name="_5f_Caractères_5f_gras"><text:span text:style-name="T17"> </text:span></text:span><text:span text:style-name="_5f_Caractères"><text:span text:style-name="T14">×</text:span></text:span><text:span text:style-name="_5f_Caractères_5f_gras"><text:span text:style-name="T17"> </text:span></text:span><text:span text:style-name="_5f_Caractères"><text:span text:style-name="T14">(11</text:span></text:span><text:span text:style-name="_5f_Caractères_5f_gras"><text:span text:style-name="T17"> </text:span></text:span><text:span text:style-name="_5f_Caractères"><text:span text:style-name="T14">−</text:span></text:span><text:span text:style-name="_5f_Caractères_5f_gras"><text:span text:style-name="T17"> </text:span></text:span><text:span text:style-name="_5f_Caractères"><text:span text:style-name="T14">9)</text:span></text:span><text:span text:style-name="_5f_Caractères_5f_gras"><text:span text:style-name="T17"> </text:span></text:span><text:span text:style-name="_5f_Caractères"><text:span text:style-name="T15">+</text:span></text:span><text:span text:style-name="_5f_Caractères_5f_gras"><text:span text:style-name="T18"> </text:span></text:span><text:span text:style-name="_5f_Caractères"><text:span text:style-name="T14">4</text:span></text:span></text:h>
      <text:list text:continue-numbering="true" text:style-name="_5f_Numérotation_20_des_20_exercices">
        <text:list-item>
          <text:h text:style-name="P58" text:outline-level="1"><text:span text:style-name="_5f_Caractères">Lors d'une émission </text:span><text:span text:style-name="_5f_Caractères"><text:span text:style-name="T46">d</text:span></text:span><text:span text:style-name="_5f_Caractères"><text:span text:style-name="T38">e jeux</text:span></text:span><text:span text:style-name="_5f_Caractères">, on doit obtenir 384 en utilisant chacun des nombres suivants au plus une fois.</text:span></text:h>
        </text:list-item>
      </text:list>
      <table:table table:name="Tableau9" table:style-name="Tableau9">
        <table:table-column table:style-name="Tableau9.A" table:number-columns-repeated="5"/>
        <table:table-column table:style-name="Tableau9.F"/>
        <table:table-header-rows>
          <table:table-row table:style-name="Tableau9.1">
            <table:table-cell table:style-name="Tableau9.A1" office:value-type="string">
              <text:h text:style-name="_5f_Tableau_5f_Centré_5f_Gras" text:outline-level="1"><text:span text:style-name="_5f_Caractères">50</text:span></text:h>
            </table:table-cell>
            <table:table-cell table:style-name="Tableau9.A1" office:value-type="string">
              <text:h text:style-name="_5f_Tableau_5f_Centré_5f_Gras" text:outline-level="1"><text:span text:style-name="_5f_Caractères">1</text:span></text:h>
            </table:table-cell>
            <table:table-cell table:style-name="Tableau9.A1" office:value-type="string">
              <text:h text:style-name="_5f_Tableau_5f_Centré_5f_Gras" text:outline-level="1"><text:span text:style-name="_5f_Caractères">8</text:span></text:h>
            </table:table-cell>
            <table:table-cell table:style-name="Tableau9.A1" office:value-type="string">
              <text:h text:style-name="_5f_Tableau_5f_Centré_5f_Gras" text:outline-level="1"><text:span text:style-name="_5f_Caractères">75</text:span></text:h>
            </table:table-cell>
            <table:table-cell table:style-name="Tableau9.A1" office:value-type="string">
              <text:h text:style-name="_5f_Tableau_5f_Centré_5f_Gras" text:outline-level="1"><text:span text:style-name="_5f_Caractères">7</text:span></text:h>
            </table:table-cell>
            <table:table-cell table:style-name="Tableau9.F1" office:value-type="string">
              <text:h text:style-name="_5f_Tableau_5f_Centré_5f_Gras" text:outline-level="1"><text:span text:style-name="_5f_Caractères">9</text:span></text:h>
            </table:table-cell>
          </table:table-row>
        </table:table-header-rows>
      </table:table>
      <text:h text:style-name="_5f_Paragraphe" text:outline-level="1"><text:span text:style-name="_5f_Caractères">M. Lucien a donné la réponse suivante :</text:span></text:h>
      <text:h text:style-name="P2" text:outline-level="1"><draw:g text:anchor-type="as-char" svg:y="-0.469cm" draw:z-index="70" draw:name="Forme3" draw:style-name="gr16"><draw:path draw:style-name="gr17" draw:text-style-name="P72" svg:width="0.175cm" svg:height="0.287cm" svg:x="0.347cm" svg:y="0cm" svg:viewBox="0 0 176 288" svg:d="M174 9c-27 5-56-9-83-9-21 0-70 0-60 26s-14 63 6 81 51-18 76 4c25 17 53 31 61 67 7 31-4 56-18 80s-46 35-78 28c-26-6-48-28-78-19"><text:p/></draw:path><draw:path draw:style-name="gr18" draw:text-style-name="P72" svg:width="0.164cm" svg:height="0.282cm" svg:x="0.631cm" svg:y="0.005cm" svg:viewBox="0 0 165 283" svg:d="M119 0c-29 0-56 0-83 3-35 6-35 51-36 78s0 54 0 82 17 54 30 81 53 54 75 29 55-44 58-79c3-25 0-53-4-78s-2-56-20-82l-13-28-12-6z"><text:p/></draw:path><draw:line draw:style-name="gr19" draw:text-style-name="P73" svg:x1="1.148cm" svg:y1="0.053cm" svg:x2="1.153cm" svg:y2="0.288cm"><text:p/></draw:line><draw:line draw:style-name="gr20" draw:text-style-name="P73" svg:x1="1.042cm" svg:y1="0.174cm" svg:x2="1.269cm" svg:y2="0.173cm"><text:p/></draw:line><draw:path draw:style-name="gr21" draw:text-style-name="P72" svg:width="0.227cm" svg:height="0.005cm" svg:x="1.924cm" svg:y="0.123cm" svg:viewBox="0 0 228 6" svg:d="M0 5c25 0 50 0 78 0s55 3 81-2l28-3h27l14 5"><text:p/></draw:path><draw:path draw:style-name="gr22" draw:text-style-name="P72" svg:width="0.227cm" svg:height="0.01cm" svg:x="1.921cm" svg:y="0.201cm" svg:viewBox="0 0 228 11" svg:d="M0 11c26-8 54-9 81-10s54-2 81 1l28 9 27-4h11"><text:p/></draw:path><draw:path draw:style-name="gr23" draw:text-style-name="P72" svg:width="0.165cm" svg:height="0.288cm" svg:x="2.375cm" svg:y="0cm" svg:viewBox="0 0 166 289" svg:d="M162 0c-27 3-52 9-81 3-15-3-72-3-55 18 10 25-12 60 4 78s55 3 80 13 49 39 55 68-13 60-30 79-50 28-78 30l-25-7-26-9-6-6"><text:p/></draw:path><draw:g draw:style-name="gr24"><draw:path draw:style-name="gr25" draw:text-style-name="P72" svg:width="0.089cm" svg:height="0.279cm" svg:x="1.526cm" svg:y="0.002cm" svg:viewBox="0 0 90 280" svg:d="M0 79c29 4 50-79 76-79s9 56 7 83-10 52-12 81 2 53-1 80l1 27v9"><text:p/></draw:path><draw:path draw:style-name="gr26" draw:text-style-name="P72" svg:width="0.155cm" svg:height="0.007cm" svg:x="1.52cm" svg:y="0.277cm" svg:viewBox="0 0 156 8" svg:d="M156 3c-27 3-52-3-78-3s-53 0-78 8"><text:p/></draw:path></draw:g><draw:path draw:style-name="gr27" draw:text-style-name="P72" svg:width="0.086cm" svg:height="0.278cm" svg:x="2.663cm" svg:y="0.012cm" svg:viewBox="0 0 87 279" svg:d="M0 71c29 2 50-71 73-71s12 55 8 81-8 54-10 82 2 54-1 81l1 27v8"><text:p/></draw:path><draw:path draw:style-name="gr28" draw:text-style-name="P72" svg:width="0.157cm" svg:height="0.007cm" svg:x="2.656cm" svg:y="0.285cm" svg:viewBox="0 0 158 8" svg:d="M158 3c-29 5-54-3-80-3s-53 0-78 8"><text:p/></draw:path><draw:path draw:style-name="gr29" draw:text-style-name="P72" svg:width="0.176cm" svg:height="0.285cm" svg:x="1.25cm" svg:y="0.474cm" svg:viewBox="0 0 177 286" svg:d="M174 8c-27 3-56-8-83-8-23 0-72 0-60 26 6 26-12 61 5 81s52-18 80 3c22 17 50 32 58 67s-4 57-18 79-48 35-78 29-49-29-78-20"><text:p/></draw:path><draw:path draw:style-name="gr30" draw:text-style-name="P72" svg:width="0.175cm" svg:height="0.285cm" svg:x="0.268cm" svg:y="0.955cm" svg:viewBox="0 0 176 286" svg:d="M174 9c-30 4-58-6-83-8s-72 0-60 27c5 25-14 60 5 82s52-22 77 1c22 18 52 31 61 67 6 33-4 57-19 79s-47 35-78 28c-27-6-51-28-77-17"><text:p/></draw:path><draw:path draw:style-name="gr31" draw:text-style-name="P72" svg:width="0.176cm" svg:height="0.287cm" svg:x="1.532cm" svg:y="0.961cm" svg:viewBox="0 0 177 288" svg:d="M174 8c-27 6-56-7-83-8-21 0-70 0-60 25s-14 62 5 83 52-19 77 2 53 32 61 68-4 56-19 78-47 37-77 30-49-28-78-19"><text:p/></draw:path><draw:path draw:style-name="gr32" draw:text-style-name="P72" svg:width="0.176cm" svg:height="0.285cm" svg:x="2.668cm" svg:y="0.474cm" svg:viewBox="0 0 177 286" svg:d="M174 8c-27 3-56-8-86-8-20 0-69 0-57 26 6 26-14 61 5 81s51-18 77 3c22 17 53 32 61 67s-4 57-19 79-47 35-78 29c-27-6-48-29-77-20"><text:p/></draw:path><draw:g draw:style-name="gr24"><draw:path draw:style-name="gr33" draw:text-style-name="P72" svg:width="0.085cm" svg:height="0.278cm" svg:x="1.563cm" svg:y="0.471cm" svg:viewBox="0 0 86 279" svg:d="M0 78c26 1 48-78 72-78s11 55 7 81-8 54-9 82 1 54-2 79l2 28v9"><text:p/></draw:path><draw:path draw:style-name="gr34" draw:text-style-name="P72" svg:width="0.157cm" svg:height="0.008cm" svg:x="1.554cm" svg:y="0.748cm" svg:viewBox="0 0 158 9" svg:d="M158 3c-27 2-54-3-80-3s-53 0-78 9"><text:p/></draw:path></draw:g><draw:path draw:style-name="gr35" draw:text-style-name="P72" svg:width="0.168cm" svg:height="0.27cm" svg:x="0.623cm" svg:y="0.49cm" svg:viewBox="0 0 169 271" svg:d="M160 101c-17 26-41 47-73 47s-64-3-79-28-5-53-2-81 47-34 74-38 61 12 69 38 20 50 20 81-9 51-20 78-30 55-59 65-58 15-79-6l-8-3"><text:p/></draw:path><draw:path draw:style-name="gr36" draw:text-style-name="P72" svg:width="0.168cm" svg:height="0.269cm" svg:x="0.556cm" svg:y="0.963cm" svg:viewBox="0 0 169 270" svg:d="M160 102c-17 21-42 47-73 44s-64-2-79-27-5-54-2-82 47-34 74-37 63 9 69 37 20 50 20 78-12 53-20 80-30 56-59 66-58 14-79-6l-6-3"><text:p/></draw:path><draw:path draw:style-name="gr37" draw:text-style-name="P72" svg:width="0.167cm" svg:height="0.271cm" svg:x="2.96cm" svg:y="0.483cm" svg:viewBox="0 0 168 272" svg:d="M158 105c-17 23-40 47-74 47s-63-3-76-30-8-54-4-79 47-33 75-41 60 12 67 41 22 48 22 78-10 53-22 78-28 56-59 65c-26 7-56 17-78-6l-8-2"><text:p/></draw:path><draw:path draw:style-name="gr38" draw:text-style-name="P72" svg:width="0.196cm" svg:height="0.238cm" svg:x="2.401cm" svg:y="0.497cm" svg:viewBox="0 0 197 239" svg:d="M143 239c0-28-15-53-9-78s5-54 6-80-2-56 7-81c15 0-44 0-48 9-5 33-53 45-68 76-12 26-31 58-31 79 21 15 52-9 78-15s51 12 78 6l27 2 14 4"><text:p/></draw:path><draw:path draw:style-name="gr39" draw:text-style-name="P72" svg:width="0.198cm" svg:height="0.239cm" svg:x="2.921cm" svg:y="0.972cm" svg:viewBox="0 0 199 240" svg:d="M143 240c0-27-14-54-8-79s5-53 6-82-2-53 6-79c17 0-44 0-48 9-5 36-52 45-67 76-11 26-32 58-32 81 22 13 54-11 78-15s51 10 78 4l27 3 16 3"><text:p/></draw:path><draw:path draw:style-name="gr17" draw:text-style-name="P72" svg:width="0.196cm" svg:height="0.239cm" svg:x="0cm" svg:y="0.978cm" svg:viewBox="0 0 197 240" svg:d="M143 240c0-29-16-54-8-79s4-53 5-80-5-55 4-81c18 0-41 0-45 9-6 33-54 45-68 76s-31 61-31 81c22 13 52-11 78-17s50 12 78 6l25 3 16 3"><text:p/></draw:path><draw:path draw:style-name="gr18" draw:text-style-name="P72" svg:width="0.145cm" svg:height="0.281cm" svg:x="1.292cm" svg:y="0.968cm" svg:viewBox="0 0 146 282" svg:d="M0 0c26 1 54 3 81 6 22 2 75-6 63 28-9 28-19 55-28 82s-14 54-25 78c-12 29-20 56-34 82l-3 6"><text:p/></draw:path><draw:path draw:style-name="gr40" draw:text-style-name="P72" svg:width="0.139cm" svg:height="0.007cm" svg:x="1.327cm" svg:y="1.095cm" svg:viewBox="0 0 140 8" svg:d="M0 6c29-1 56-6 85-6l25 1 28 7 2-2"><text:p/></draw:path><draw:path draw:style-name="gr41" draw:text-style-name="P72" svg:width="0.181cm" svg:height="0.28cm" svg:x="2.41cm" svg:y="0.961cm" svg:viewBox="0 0 182 281" svg:d="M17 21c25-12 54-21 82-21s57 16 61 48 6 64-25 80c-10 4-95 20-25 7 42-7 42 34 61 53s12 66-15 79-52 15-78 13l-26-4-30-6-22-12"><text:p/></draw:path><draw:path draw:style-name="gr21" draw:text-style-name="P72" svg:width="0.155cm" svg:height="0.285cm" svg:x="2.701cm" svg:y="0.955cm" svg:viewBox="0 0 156 286" svg:d="M100 3c-24 2-54-3-77 6s-23 51-20 80c8 34 42 37 67 43 29 6 61 17 74 46s21 64-9 82c-23 15-50 29-79 25s-41-43-56-68c0-35 15-56 36-70s55-14 77-36 34-51 22-80l-25-22-11-9z"><text:p/></draw:path><draw:path draw:style-name="gr42" draw:text-style-name="P72" svg:width="0.266cm" svg:height="0.019cm" svg:x="0.917cm" svg:y="1.118cm" svg:viewBox="0 0 267 20" svg:d="M0 8c70-8 143 37 209-8h58"><text:p/></draw:path><draw:path draw:style-name="gr43" draw:text-style-name="P72" svg:width="0.194cm" svg:height="0.177cm" svg:x="0.943cm" svg:y="0.544cm" svg:viewBox="0 0 195 178" svg:d="M195 0c-66 52-88 147-176 172l-19 6"><text:p/></draw:path><draw:path draw:style-name="gr44" draw:text-style-name="P72" svg:width="0.2cm" svg:height="0.162cm" svg:x="0.937cm" svg:y="0.568cm" svg:viewBox="0 0 201 163" svg:d="M0 0c91 10 96 120 181 143l20 20"><text:p/></draw:path><draw:path draw:style-name="gr45" draw:text-style-name="P72" svg:width="0.227cm" svg:height="0.005cm" svg:x="1.937cm" svg:y="0.61cm" svg:viewBox="0 0 228 6" svg:d="M0 5c25 0 52 0 78 0s53 3 81-2l28-3h25l16 5"><text:p/></draw:path><draw:path draw:style-name="gr46" draw:text-style-name="P72" svg:width="0.227cm" svg:height="0.011cm" svg:x="1.933cm" svg:y="0.687cm" svg:viewBox="0 0 228 12" svg:d="M0 12c26-9 54-10 81-11s53-2 81 2l28 9 25-5h13"><text:p/></draw:path><draw:path draw:style-name="gr47" draw:text-style-name="P72" svg:width="0.227cm" svg:height="0.005cm" svg:x="1.95cm" svg:y="1.066cm" svg:viewBox="0 0 228 6" svg:d="M0 6c25-1 52 0 78 0s53 2 81-3l28-3h25l16 6"><text:p/></draw:path><draw:path draw:style-name="gr48" draw:text-style-name="P72" svg:width="0.227cm" svg:height="0.008cm" svg:x="1.947cm" svg:y="1.144cm" svg:viewBox="0 0 228 9" svg:d="M0 9c26-8 54-9 81-9s53 0 81 1l28 8 25-4h13"><text:p/></draw:path></draw:g></text:h>
      <text:list text:continue-numbering="true" text:style-name="_5f_Numérotation_20_des_20_exercices">
        <text:list-item>
          <text:list>
            <text:list-item>
              <text:p text:style-name="P54"><text:span text:style-name="_5f_Caractères">Écris sous la forme d'une seule expression </text:span><text:span text:style-name="_5f_Caractères"><text:span text:style-name="T31">numérique le calcul qu’il a effectué</text:span></text:span><text:span text:style-name="_5f_Caractères"> (utilise des parenthèses si nécessaire).</text:span></text:p>
            </text:list-item>
          </text:list>
        </text:list-item>
      </text:list>
      <text:p text:style-name="_5f_Paragraphe_5f_Réponse_5f_Pointillés_5f_Grisés"><text:span text:style-name="_5f_pointillés_20_gris"><text:span text:style-name="T19"><text:tab/><text:line-break/></text:span></text:span><text:span text:style-name="_5f_pointillés_20_gris"><text:span text:style-name="T22"><text:tab/></text:span></text:span></text:p>
      <text:list text:continue-numbering="true" text:style-name="_5f_Numérotation_20_des_20_exercices">
        <text:list-item>
          <text:list>
            <text:list-item>
              <text:p text:style-name="P54"><text:span text:style-name="_5f_Caractères">Trouve deux autres réponses </text:span><text:span text:style-name="_5f_Caractères"><text:span text:style-name="T27">correctes</text:span></text:span><text:span text:style-name="_5f_Caractères"> et écris-les sous la forme d'une seule expression numérique.</text:span></text:p>
            </text:list-item>
          </text:list>
        </text:list-item>
      </text:list>
      <text:p text:style-name="_5f_Paragraphe_5f_Réponse_5f_Pointillés_5f_Grisés"><text:span text:style-name="_5f_pointillés_20_gris"><text:span text:style-name="T19"><text:tab/><text:line-break/></text:span></text:span><text:span text:style-name="_5f_pointillés_20_gris"><text:span text:style-name="T22"><text:tab/><text:line-break/><text:tab/></text:span></text:span></text:p>
      <text:list text:continue-numbering="true" text:style-name="_5f_Numérotation_20_des_20_exercices">
        <text:list-item>
          <text:h text:style-name="P56" text:outline-level="1"><text:span text:style-name="_5f_Caractères">Voici quatre nombres :</text:span></text:h>
        </text:list-item>
      </text:list>
      <table:table table:name="Table1" table:style-name="Table1">
        <table:table-column table:style-name="Table1.A" table:number-columns-repeated="3"/>
        <table:table-column table:style-name="Table1.D"/>
        <table:table-header-rows>
          <table:table-row table:style-name="Table1.1">
            <table:table-cell table:style-name="Table1.A1" office:value-type="string">
              <text:h text:style-name="P22" text:outline-level="1"><text:span text:style-name="_5f_Caractères"><text:span text:style-name="T25">12,5</text:span></text:span></text:h>
            </table:table-cell>
            <table:table-cell table:style-name="Table1.A1" office:value-type="string">
              <text:h text:style-name="P22" text:outline-level="1"><text:span text:style-name="_5f_Caractères"><text:span text:style-name="T25">8</text:span></text:span></text:h>
            </table:table-cell>
            <table:table-cell table:style-name="Table1.A1" office:value-type="string">
              <text:h text:style-name="P22" text:outline-level="1"><text:span text:style-name="_5f_Caractères"><text:span text:style-name="T25">6,5</text:span></text:span></text:h>
            </table:table-cell>
            <table:table-cell table:style-name="Table1.D1" office:value-type="string">
              <text:h text:style-name="P22" text:outline-level="1"><text:span text:style-name="_5f_Caractères"><text:span text:style-name="T25">2</text:span></text:span></text:h>
            </table:table-cell>
          </table:table-row>
        </table:table-header-rows>
      </table:table>
      <text:h text:style-name="P15" text:outline-level="1"><text:span text:style-name="_5f_Caractères"><text:span text:style-name="T28">Pour chaque question, tu ne peux utiliser qu'une fois exactement les quatre nombres, l'addition, la soustraction et la multiplication. Toutefois, tu peux placer des parenthèses.Le résultat doit être positif.</text:span></text:span></text:h>
      <text:h text:style-name="_5f_Paragraphe" text:outline-level="1"><text:span text:style-name="_5f_Caractères">Écris l'expression </text:span><text:span text:style-name="_5f_Caractères"><text:span text:style-name="T27">numérique </text:span></text:span><text:span text:style-name="_5f_Caractères">qui donne</text:span><text:span text:style-name="_5f_Caractères"><text:span text:style-name="T53"> :</text:span></text:span></text:h>
      <text:list text:continue-numbering="true" text:style-name="_5f_Numérotation_20_des_20_exercices">
        <text:list-item>
          <text:list>
            <text:list-item>
              <text:p text:style-name="P54"><text:span text:style-name="_5f_Caractères">le plus grand résultat possible</text:span><text:span text:style-name="_5f_Caractères"><text:span text:style-name="T53">.</text:span></text:span></text:p>
            </text:list-item>
          </text:list>
        </text:list-item>
      </text:list>
      <text:p text:style-name="P21"><text:span text:style-name="_5f_pointillés_20_gris"><text:span text:style-name="T19"><text:tab/><text:line-break/><text:tab/></text:span></text:span></text:p>
      <text:list text:continue-numbering="true" text:style-name="_5f_Numérotation_20_des_20_exercices">
        <text:list-item>
          <text:list>
            <text:list-item>
              <text:p text:style-name="P54"><text:span text:style-name="_5f_Caractères">le plus petit résultat possible</text:span><text:span text:style-name="_5f_Caractères"><text:span text:style-name="T53">.</text:span></text:span></text:p>
            </text:list-item>
          </text:list>
        </text:list-item>
      </text:list>
      <text:p text:style-name="_5f_Paragraphe_5f_Réponse_5f_Pointillés_5f_Grisés"><text:span text:style-name="_5f_pointillés_20_gris"><text:span text:style-name="T20"><text:tab/><text:line-break/><text:tab/></text:span></text:span></text:p>
      <text:h text:style-name="_5f_Paragraphe" text:outline-level="1"><text:span text:style-name="_5f_Caractères_5f_gras"><text:span text:style-name="T44">Exercices 4 à 11 : </text:span></text:span><text:span text:style-name="_5f_Caractères_5f_gras"><text:span text:style-name="T24">p</text:span></text:span><text:span text:style-name="_5f_Caractères">our cha</text:span><text:span text:style-name="_5f_Caractères"><text:span text:style-name="T9">cun</text:span></text:span><text:span text:style-name="_5f_Caractères"> </text:span><text:span text:style-name="_5f_Caractères"><text:span text:style-name="T9">des </text:span></text:span><text:span text:style-name="_5f_Caractères">problème</text:span><text:span text:style-name="_5f_Caractères"><text:span text:style-name="T9">s ci-dessous</text:span></text:span><text:span text:style-name="_5f_Caractères">, </text:span><text:span text:style-name="_5f_Caractères_5f_gras"><text:span text:style-name="T42">écris </text:span></text:span><text:span text:style-name="_5f_Caractères_5f_gras"><text:span text:style-name="T40">une seule</text:span></text:span><text:span text:style-name="_5f_Caractères_5f_gras"><text:span text:style-name="T42"> expression </text:span></text:span><text:span text:style-name="_5f_Caractères_5f_gras"><text:span text:style-name="T45">numérique</text:span></text:span><text:span text:style-name="_5f_Caractères"> permettant de répondre à la question </text:span><text:span text:style-name="_5f_Caractères"><text:span text:style-name="T27">posée</text:span></text:span><text:span text:style-name="_5f_Caractères"> et calcule-</text:span><text:span text:style-name="_5f_Caractères"><text:span text:style-name="T27">la</text:span></text:span><text:span text:style-name="_5f_Caractères">.</text:span></text:h>
      <text:list text:continue-numbering="true" text:style-name="_5f_Numérotation_20_des_20_exercices">
        <text:list-item>
          <text:h text:style-name="P58" text:outline-level="1"><text:span text:style-name="_5f_Caractères"><text:span text:style-name="T16">Élias </text:span></text:span><text:span text:style-name="_5f_Caractères"><text:span text:style-name="T12">s'entraîne chaque jour au stade. Chaque tour de piste mesure 400 m. Le tableau <text:s/>ci-dessous indique le nombre de tours qu'il a</text:span></text:span><text:span text:style-name="_5f_Caractères"> </text:span><text:span text:style-name="_5f_Caractères"><text:span text:style-name="T12">effectués </text:span></text:span><text:span text:style-name="_5f_Caractères"><text:span text:style-name="T16">durant</text:span></text:span><text:span text:style-name="_5f_Caractères"><text:span text:style-name="T12"> cinq jours.</text:span></text:span></text:h>
        </text:list-item>
      </text:list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column table:style-name="Tableau13.E"/>
        <table:table-header-rows>
          <table:table-row table:style-name="Tableau13.1">
            <table:table-cell table:style-name="Tableau13.A1" office:value-type="string">
              <text:h text:style-name="_5f_Tableau_5f_Centré_5f_Gras" text:outline-level="1"><text:span text:style-name="_5f_Caractères">Lundi</text:span></text:h>
            </table:table-cell>
            <table:table-cell table:style-name="Tableau13.A1" office:value-type="string">
              <text:h text:style-name="_5f_Tableau_5f_Centré_5f_Gras" text:outline-level="1"><text:span text:style-name="_5f_Caractères">Mardi</text:span></text:h>
            </table:table-cell>
            <table:table-cell table:style-name="Tableau13.A1" office:value-type="string">
              <text:h text:style-name="_5f_Tableau_5f_Centré_5f_Gras" text:outline-level="1"><text:span text:style-name="_5f_Caractères">Mercredi</text:span></text:h>
            </table:table-cell>
            <table:table-cell table:style-name="Tableau13.A1" office:value-type="string">
              <text:h text:style-name="_5f_Tableau_5f_Centré_5f_Gras" text:outline-level="1"><text:span text:style-name="_5f_Caractères">Jeudi</text:span></text:h>
            </table:table-cell>
            <table:table-cell table:style-name="Tableau13.E1" office:value-type="string">
              <text:h text:style-name="_5f_Tableau_5f_Centré_5f_Gras" text:outline-level="1"><text:span text:style-name="_5f_Caractères">Vendredi</text:span></text:h>
            </table:table-cell>
          </table:table-row>
        </table:table-header-rows>
        <table:table-row table:style-name="Tableau13.2">
          <table:table-cell table:style-name="Tableau13.A2" office:value-type="string">
            <text:h text:style-name="_5f_Tableau_5f_Centré_5f_Gras" text:outline-level="1"><text:span text:style-name="_5f_Caractères"><text:span text:style-name="T23">3</text:span></text:span></text:h>
          </table:table-cell>
          <table:table-cell table:style-name="Tableau13.B2" office:value-type="string">
            <text:h text:style-name="_5f_Tableau_5f_Centré" text:outline-level="1"><text:span text:style-name="_5f_Caractères">5</text:span></text:h>
          </table:table-cell>
          <table:table-cell table:style-name="Tableau13.C2" office:value-type="string">
            <text:h text:style-name="_5f_Tableau_5f_Centré" text:outline-level="1"><text:span text:style-name="_5f_Caractères">4</text:span></text:h>
          </table:table-cell>
          <table:table-cell table:style-name="Tableau13.D2" office:value-type="string">
            <text:h text:style-name="_5f_Tableau_5f_Centré" text:outline-level="1"><text:span text:style-name="_5f_Caractères">8</text:span></text:h>
          </table:table-cell>
          <table:table-cell table:style-name="Tableau13.E2" office:value-type="string">
            <text:h text:style-name="_5f_Tableau_5f_Centré" text:outline-level="1"><text:span text:style-name="_5f_Caractères">6</text:span></text:h>
          </table:table-cell>
        </table:table-row>
      </table:table>
      <text:h text:style-name="_5f_Paragraphe" text:outline-level="1"><text:span text:style-name="_5f_Caractères">Calcule la longueur du parcours effectué durant ces cinq jours.</text:span></text:h>
      <text:h text:style-name="P17" text:outline-level="1"><text:span text:style-name="_5f_Caractères"><text:span text:style-name="T41">Expression :</text:span></text:span></text:h>
      <text:p text:style-name="_5f_Paragraphe_5f_Réponse_5f_Pointillés_5f_Grisés"><text:span text:style-name="_5f_pointillés_20_gris"><text:span text:style-name="T19"><text:tab/></text:span></text:span></text:p>
      <text:h text:style-name="_5f_Paragraphe" text:outline-level="1"><text:span text:style-name="_5f_Caractères">Calcul</text:span><text:span text:style-name="_5f_Caractères"><text:span text:style-name="T41">s</text:span></text:span><text:span text:style-name="_5f_Caractères"> :</text:span></text:h>
      <text:p text:style-name="_5f_Paragraphe_5f_Réponse_5f_Pointillés_5f_Grisés"><text:span text:style-name="_5f_pointillés_20_gris"><text:span text:style-name="T20"><text:tab/></text:span></text:span></text:p>
      <text:p text:style-name="_5f_Paragraphe_5f_Réponse_5f_Pointillés_5f_Grisés"><text:span text:style-name="_5f_pointillés_20_gris"><text:span text:style-name="T20"><text:tab/></text:span></text:span></text:p>
      <text:list text:continue-numbering="true" text:style-name="_5f_Numérotation_20_des_20_exercices">
        <text:list-item>
          <text:h text:style-name="P59" text:outline-level="1"><text:span text:style-name="_5f_Caractères">Ahmed achète par correspondance des mini-ballons. Il en commande 13 au prix unitaire de 7,60 €. Les frais d'envoi sont de 3,15 €. </text:span></text:h>
        </text:list-item>
      </text:list>
      <text:h text:style-name="_5f_Paragraphe" text:outline-level="1"><text:span text:style-name="_5f_Caractères">Quel est le coût total de la commande ?</text:span></text:h>
      <text:h text:style-name="P17" text:outline-level="1"><text:span text:style-name="_5f_Caractères"><text:span text:style-name="T41">Expression :</text:span></text:span></text:h>
      <text:p text:style-name="P18"><text:span text:style-name="_5f_pointillés_20_gris"><text:span text:style-name="T19"><text:tab/></text:span></text:span></text:p>
      <text:h text:style-name="P17" text:outline-level="1"><text:span text:style-name="_5f_Caractères">Calcul</text:span><text:span text:style-name="_5f_Caractères"><text:span text:style-name="T41">s</text:span></text:span><text:span text:style-name="_5f_Caractères"> :</text:span></text:h>
      <text:p text:style-name="P18"><text:span text:style-name="_5f_pointillés_20_gris"><text:span text:style-name="T20"><text:tab/></text:span></text:span></text:p>
      <text:p text:style-name="P18"><text:span text:style-name="_5f_pointillés_20_gris"><text:span text:style-name="T20"><text:tab/></text:span></text:span></text:p>
      <text:list text:continue-numbering="true" text:style-name="_5f_Numérotation_20_des_20_exercices">
        <text:list-item>
          <text:h text:style-name="P59" text:outline-level="1"><text:span text:style-name="_5f_Caractères"><text:span text:style-name="T53">Lou</text:span></text:span><text:span text:style-name="_5f_Caractères"> achète 5 pots de confiture à 1,80 € pièce et 12 baguettes de pain à 0,70 € pièce. </text:span></text:h>
        </text:list-item>
      </text:list>
      <text:h text:style-name="_5f_Paragraphe" text:outline-level="1"><text:span text:style-name="_5f_Caractères">Quel est le prix total qu'elle doit payer ?</text:span></text:h>
      <text:h text:style-name="P17" text:outline-level="1"><text:span text:style-name="_5f_Caractères"><text:span text:style-name="T41">Expression :</text:span></text:span></text:h>
      <text:p text:style-name="P18"><text:span text:style-name="_5f_pointillés_20_gris"><text:span text:style-name="T19"><text:tab/></text:span></text:span></text:p>
      <text:h text:style-name="P17" text:outline-level="1"><text:span text:style-name="_5f_Caractères">Calcul</text:span><text:span text:style-name="_5f_Caractères"><text:span text:style-name="T41">s</text:span></text:span><text:span text:style-name="_5f_Caractères"> :</text:span></text:h>
      <text:p text:style-name="P18"><text:span text:style-name="_5f_pointillés_20_gris"><text:span text:style-name="T20"><text:tab/></text:span></text:span></text:p>
      <text:p text:style-name="P18"><text:span text:style-name="_5f_pointillés_20_gris"><text:span text:style-name="T20"><text:tab/></text:span></text:span></text:p>
      <text:p text:style-name="P18"><text:span text:style-name="_5f_pointillés_20_gris"><text:span text:style-name="T20"><text:tab/></text:span></text:span></text:p>
      <text:list text:continue-numbering="true" text:style-name="_5f_Numérotation_20_des_20_exercices">
        <text:list-item>
          <text:h text:style-name="P59" text:outline-level="1"><text:soft-page-break/><text:span text:style-name="_5f_Caractères">Une ouvrière travaille 35 heures par semaine. Son salaire horaire est de </text:span><text:span text:style-name="_5f_Caractères"><text:span text:style-name="T27">13</text:span></text:span><text:span text:style-name="_5f_Caractères"> € auquel est appliqué</text:span><text:span text:style-name="_5f_Caractères"><text:span text:style-name="T46">e</text:span></text:span><text:span text:style-name="_5f_Caractères"> une retenue de 2,</text:span><text:span text:style-name="_5f_Caractères"><text:span text:style-name="T27">99</text:span></text:span><text:span text:style-name="_5f_Caractères"> € au titre des cotisations à des assurances (maladie, retrai</text:span><text:span text:style-name="_5f_Caractères"><text:span text:style-name="T26">t</text:span></text:span><text:span text:style-name="_5f_Caractères">e, maternité, …). On considère qu'un mois représente 4,33 semaines. </text:span></text:h>
        </text:list-item>
      </text:list>
      <text:h text:style-name="_5f_Paragraphe" text:outline-level="1"><text:span text:style-name="_5f_Caractères">Quel est son salaire </text:span><text:span text:style-name="_5f_Caractères"><text:span text:style-name="T26">net</text:span></text:span><text:span text:style-name="_5f_Caractères"> mensuel ?</text:span></text:h>
      <text:h text:style-name="P17" text:outline-level="1"><text:span text:style-name="_5f_Caractères"><text:span text:style-name="T41">Expression :</text:span></text:span></text:h>
      <text:p text:style-name="P18"><text:span text:style-name="_5f_pointillés_20_gris"><text:span text:style-name="T19"><text:tab/></text:span></text:span></text:p>
      <text:h text:style-name="P17" text:outline-level="1"><text:span text:style-name="_5f_Caractères">Calcul</text:span><text:span text:style-name="_5f_Caractères"><text:span text:style-name="T41">s</text:span></text:span><text:span text:style-name="_5f_Caractères"> :</text:span></text:h>
      <text:p text:style-name="P18"><text:span text:style-name="_5f_pointillés_20_gris"><text:span text:style-name="T20"><text:tab/><text:line-break/><text:tab/></text:span></text:span></text:p>
      <text:list text:continue-numbering="true" text:style-name="_5f_Numérotation_20_des_20_exercices">
        <text:list-item>
          <text:h text:style-name="P59" text:outline-level="1"><text:span text:style-name="_5f_Caractères">Dans une classe de 29 élèves, chacun </text:span><text:span text:style-name="_5f_Caractères"><text:span text:style-name="T32">se voit remettre </text:span></text:span><text:span text:style-name="_5f_Caractères">un livre de mathématiques à 11,4</text:span><text:span text:style-name="_5f_Caractères"><text:span text:style-name="T27">0</text:span></text:span><text:span text:style-name="_5f_Caractères"> €, un livre de sciences à 23 € et un livre de français. Le collège disposait d'une somme globale de 1 722,60 € </text:span><text:span text:style-name="_5f_Caractères"><text:span text:style-name="T27">dépensée intégralement</text:span></text:span><text:span text:style-name="_5f_Caractères">. </text:span></text:h>
        </text:list-item>
      </text:list>
      <text:h text:style-name="_5f_Paragraphe" text:outline-level="1"><text:span text:style-name="_5f_Caractères">Combien a coûté le livre de français ?</text:span></text:h>
      <text:h text:style-name="P17" text:outline-level="1"><text:span text:style-name="_5f_Caractères"><text:span text:style-name="T41">Expression :</text:span></text:span></text:h>
      <text:p text:style-name="P18"><text:span text:style-name="_5f_pointillés_20_gris"><text:span text:style-name="T19"><text:tab/></text:span></text:span></text:p>
      <text:h text:style-name="P17" text:outline-level="1"><text:span text:style-name="_5f_Caractères">Calcul</text:span><text:span text:style-name="_5f_Caractères"><text:span text:style-name="T41">s</text:span></text:span><text:span text:style-name="_5f_Caractères"> :</text:span></text:h>
      <text:p text:style-name="P18"><text:span text:style-name="_5f_pointillés_20_gris"><text:span text:style-name="T20"><text:tab/><text:line-break/><text:tab/></text:span></text:span></text:p>
      <text:list text:continue-numbering="true" text:style-name="_5f_Numérotation_20_des_20_exercices">
        <text:list-item>
          <text:h text:style-name="P60" text:outline-level="1"><text:span text:style-name="_5f_Caractères">Un employé gagne </text:span><text:span text:style-name="_5f_Caractères"><text:span text:style-name="T37">15</text:span></text:span><text:span text:style-name="_5f_Caractères"> € de l'heure. Il travaille 35 heures par semaine. <text:line-break/></text:span><text:span text:style-name="_5f_Caractères"><text:span text:style-name="T37">En utilisant la distributivité, calcule combien il gagne</text:span></text:span><text:span text:style-name="_5f_Caractères"> chaque semaine.</text:span></text:h>
        </text:list-item>
      </text:list>
      <text:h text:style-name="P17" text:outline-level="1"><text:span text:style-name="_5f_Caractères"><text:span text:style-name="T41">Expression :</text:span></text:span></text:h>
      <text:p text:style-name="P18"><text:span text:style-name="_5f_pointillés_20_gris"><text:span text:style-name="T19"><text:tab/></text:span></text:span></text:p>
      <text:h text:style-name="P17" text:outline-level="1"><text:span text:style-name="_5f_Caractères">Calcul</text:span><text:span text:style-name="_5f_Caractères"><text:span text:style-name="T41">s</text:span></text:span><text:span text:style-name="_5f_Caractères"> :</text:span></text:h>
      <text:p text:style-name="P18"><text:span text:style-name="_5f_pointillés_20_gris"><text:span text:style-name="T20"><text:tab/><text:line-break/><text:tab/></text:span></text:span></text:p>
      <text:list text:continue-numbering="true" text:style-name="_5f_Numérotation_20_des_20_exercices">
        <text:list-item>
          <text:h text:style-name="P60" text:outline-level="1"><text:span text:style-name="_5f_Caractères">Les côtés d'un terrain de forme </text:span><text:span text:style-name="_5f_Caractères"><text:span text:style-name="T37">rectangulaire</text:span></text:span><text:span text:style-name="_5f_Caractères"> mesurent 95 m </text:span><text:span text:style-name="_5f_Caractères"><text:span text:style-name="T37">et </text:span></text:span><text:span text:style-name="_5f_Caractères">2 hm. <text:line-break/>Calcule </text:span><text:span text:style-name="_5f_Caractères"><text:span text:style-name="T37">de deux manières différentes</text:span></text:span><text:span text:style-name="_5f_Caractères"> le périmètre de ce terrain.</text:span></text:h>
        </text:list-item>
      </text:list>
      <text:h text:style-name="P17" text:outline-level="1"><text:span text:style-name="_5f_Caractères"><text:span text:style-name="T41">Expression :</text:span></text:span></text:h>
      <text:p text:style-name="P18"><text:span text:style-name="_5f_pointillés_20_gris"><text:span text:style-name="T19"><text:tab/></text:span></text:span></text:p>
      <text:h text:style-name="P17" text:outline-level="1"><text:span text:style-name="_5f_Caractères">Calcul</text:span><text:span text:style-name="_5f_Caractères"><text:span text:style-name="T41">s</text:span></text:span><text:span text:style-name="_5f_Caractères"> :</text:span></text:h>
      <text:p text:style-name="P18"><text:span text:style-name="_5f_pointillés_20_gris"><text:span text:style-name="T20"><text:tab/><text:line-break/><text:tab/><text:line-break/><text:tab/></text:span></text:span></text:p>
      <text:list text:continue-numbering="true" text:style-name="_5f_Numérotation_20_des_20_exercices">
        <text:list-item>
          <text:h text:style-name="P62" text:outline-level="1"><text:span text:style-name="_5f_Caractères"><text:span text:style-name="T53">Sofia</text:span></text:span><text:span text:style-name="_5f_Caractères"> a acheté 1,6 kg de poires à 2,30 € le kg. </text:span><text:span text:style-name="_5f_Caractères"><text:span text:style-name="T55">E</text:span></text:span><text:span text:style-name="_5f_Caractères"><text:span text:style-name="T37">l</text:span></text:span><text:span text:style-name="_5f_Caractères"><text:span text:style-name="T55">le</text:span></text:span><text:span text:style-name="_5f_Caractères"><text:span text:style-name="T37"> a aussi acheté 3,1 kg de pommes au même prix au kg que les poires</text:span></text:span><text:span text:style-name="_5f_Caractères">. Combien a‑t‑</text:span><text:span text:style-name="_5f_Caractères"><text:span text:style-name="T54">e</text:span></text:span><text:span text:style-name="_5f_Caractères">l</text:span><text:span text:style-name="_5f_Caractères"><text:span text:style-name="T54">le</text:span></text:span><text:span text:style-name="_5f_Caractères"> payé ?</text:span></text:h>
        </text:list-item>
      </text:list>
      <text:h text:style-name="P17" text:outline-level="1"><text:span text:style-name="_5f_Caractères"><text:span text:style-name="T41">Expression :</text:span></text:span></text:h>
      <text:p text:style-name="P18"><text:span text:style-name="_5f_pointillés_20_gris"><text:span text:style-name="T19"><text:tab/></text:span></text:span></text:p>
      <text:h text:style-name="P17" text:outline-level="1"><text:span text:style-name="_5f_Caractères">Calcul</text:span><text:span text:style-name="_5f_Caractères"><text:span text:style-name="T41">s</text:span></text:span><text:span text:style-name="_5f_Caractères"> :</text:span></text:h>
      <text:p text:style-name="P18"><text:span text:style-name="_5f_pointillés_20_gris"><text:span text:style-name="T20"><text:tab/><text:line-break/><text:tab/></text:span></text:span></text:p>
      <text:list text:continue-numbering="true" text:style-name="_5f_Numérotation_20_des_20_exercices">
        <text:list-item>
          <text:h text:style-name="P61" text:outline-level="1"><text:span text:style-name="_5f_Caractères">Mercredi, Anh Hao a fait </text:span><text:span text:style-name="_5f_Caractères"><text:span text:style-name="T37">trois</text:span></text:span><text:span text:style-name="_5f_Caractères"> tours d'un circuit de VTT </text:span><text:span text:style-name="_5f_Caractères"><text:span text:style-name="T37">le matin et sept tours l’après-midi</text:span></text:span><text:span text:style-name="_5f_Caractères">. Il a parcouru en tout 23,5 km.<text:line-break/>Quelle est la longueur de ce circuit ?</text:span></text:h>
        </text:list-item>
      </text:list>
      <text:p text:style-name="P20"><text:span text:style-name="_5f_pointillés_20_gris"><text:tab/><text:line-break/></text:span><text:span text:style-name="_5f_pointillés_20_gris"><text:span text:style-name="T20"><text:tab/><text:line-break/></text:span></text:span><text:span text:style-name="_5f_pointillés_20_gris"><text:span text:style-name="T21"><text:tab/></text:span></text:span></text:p>
      <text:list text:continue-numbering="true" text:style-name="_5f_Numérotation_20_des_20_exercices">
        <text:list-item>
          <text:h text:style-name="P58" text:outline-level="1"><text:span text:style-name="_5f_Caractères">Un menuisier travaille 160 heures par mois. Il touche un salaire horaire brut de </text:span><text:span text:style-name="_5f_Caractères"><text:span text:style-name="T33">13</text:span></text:span><text:span text:style-name="_5f_Caractères"> € duquel on déduit </text:span><text:span text:style-name="_5f_Caractères"><text:span text:style-name="T33">2,99</text:span></text:span><text:span text:style-name="_5f_Caractères"> € de cotisations sociales </text:span><text:span text:style-name="_5f_Caractères"><text:span text:style-name="T37">par heure</text:span></text:span><text:span text:style-name="_5f_Caractères">. On obtient alors son salaire net.</text:span></text:h>
          <text:list>
            <text:list-item>
              <text:p text:style-name="P55"><text:span text:style-name="_5f_Caractères">Écris deux expressions </text:span><text:span text:style-name="_5f_Caractères"><text:span text:style-name="T34">numériques qui permettent de calculer</text:span></text:span><text:span text:style-name="_5f_Caractères"> son salaire mensuel net : </text:span><text:span text:style-name="_5f_Caractères"><text:span text:style-name="T35">l’</text:span></text:span><text:span text:style-name="_5f_Caractères">une avec parenthèses </text:span><text:span text:style-name="_5f_Caractères"><text:span text:style-name="T35">et</text:span></text:span><text:span text:style-name="_5f_Caractères"> l'autre sans </text:span><text:span text:style-name="_5f_Caractères"><text:span text:style-name="T35">parenthèses</text:span></text:span><text:span text:style-name="_5f_Caractères">.</text:span></text:p>
            </text:list-item>
          </text:list>
        </text:list-item>
      </text:list>
      <text:p text:style-name="P19"><text:span text:style-name="_5f_pointillés_20_gris"><text:tab/><text:line-break/><text:tab/></text:span></text:p>
      <text:list text:continue-numbering="true" text:style-name="_5f_Numérotation_20_des_20_exercices">
        <text:list-item>
          <text:list>
            <text:list-item>
              <text:p text:style-name="P55"><text:span text:style-name="_5f_Caractères">Choisis la méthode la plus simple pour calculer son salaire mensuel.</text:span></text:p>
            </text:list-item>
          </text:list>
        </text:list-item>
      </text:list>
      <text:p text:style-name="P19"><text:span text:style-name="_5f_pointillés_20_gris"><text:tab/><text:line-break/><text:tab/><text:line-break/><text:tab/></text:span></text:p>
      <text:list text:continue-numbering="true" text:style-name="_5f_Numérotation_20_des_20_exercices">
        <text:list-item>
          <text:h text:style-name="P58" text:outline-level="1"><text:span text:style-name="_5f_Caractères">On donne la figure ci-</text:span><text:span text:style-name="_5f_Caractères"><text:span text:style-name="T36">dessous</text:span></text:span><text:span text:style-name="_5f_Caractères">, formée d'un rectangle et d'un carré.</text:span></text:h>
        </text:list-item>
      </text:list>
      <text:h text:style-name="_5f_Paragraphe" text:outline-level="1"><draw:g text:anchor-type="paragraph" draw:z-index="75" draw:name="Group object 1" draw:style-name="gr8"><draw:rect draw:style-name="gr9" draw:text-style-name="P67" svg:width="1.146cm" svg:height="1.142cm" svg:x="3.311cm" svg:y="0.497cm"><text:p/></draw:rect><draw:rect draw:style-name="gr10" draw:text-style-name="P68" svg:width="1.715cm" svg:height="1.142cm" svg:x="4.45cm" svg:y="0.497cm"><text:p/></draw:rect><draw:line draw:style-name="gr11" draw:text-style-name="P69" svg:x1="3.34cm" svg:y1="1.807cm" svg:x2="6.187cm" svg:y2="1.807cm"><text:p/></draw:line><draw:frame draw:style-name="gr12" draw:text-style-name="P71" svg:width="1.535cm" svg:height="0.623cm" svg:x="4.214cm" svg:y="1.816cm"><draw:text-box><text:p text:style-name="P70"><text:span text:style-name="T57">12 cm</text:span></text:p></draw:text-box></draw:frame><draw:frame draw:style-name="gr13" draw:text-style-name="P71" svg:width="1.641cm" svg:height="0.625cm" draw:transform="rotate (1.5707963267949) translate (2.44827777777778cm 1.77976388888889cm)"><draw:text-box><text:p text:style-name="P70"><text:span text:style-name="T57">2,4 cm</text:span></text:p></draw:text-box></draw:frame><draw:line draw:style-name="gr11" draw:text-style-name="P69" svg:x1="3.108cm" svg:y1="0.499cm" svg:x2="3.108cm" svg:y2="1.638cm"><text:p/></draw:line><draw:line draw:style-name="gr14" draw:text-style-name="P69" svg:x1="3.773cm" svg:y1="0.58cm" svg:x2="3.949cm" svg:y2="0.404cm"><text:p/></draw:line><draw:line draw:style-name="gr15" draw:text-style-name="P69" svg:x1="3.221cm" svg:y1="1.156cm" svg:x2="3.401cm" svg:y2="0.978cm"><text:p/></draw:line></draw:g><text:span text:style-name="_5f_Caractères">Calcule l'aire du rectangle </text:span><text:span text:style-name="_5f_Caractères"><text:span text:style-name="T46">bleu</text:span></text:span><text:span text:style-name="_5f_Caractères"> de deux façons différentes.</text:span></text:h>
      <text:p text:style-name="_5f_Paragraphe_5f_Réponse_5f_Pointillés_5f_Grisés"><text:span text:style-name="_5f_pointillés_20_gris"><text:tab/><text:tab/><text:line-break/><text:tab/><text:tab/><text:line-break/><text:tab/><text:tab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1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6" fo:font-size="16pt" fo:font-weight="bold"/>
    </style:style>
    <style:style style:name="MT9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3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4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96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7</text:span></text:p></draw:text-box></draw:frame><draw:line text:anchor-type="paragraph" draw:z-index="77" draw:name="Ligne_Entete_Impair_Numerique_2col" draw:style-name="Mgr5" draw:text-style-name="MP4" svg:x1="16.023cm" svg:y1="0.36cm" svg:x2="20.496cm" svg:y2="0.36cm"><text:p/></draw:line><draw:line text:anchor-type="paragraph" draw:z-index="97" draw:name="Ligne_Verticale_Impair_Numerique_2col" draw:style-name="Mgr5" draw:text-style-name="MP4" svg:x1="9.477cm" svg:y1="2.007cm" svg:x2="9.477cm" svg:y2="27.044cm"><text:p/></draw:line>Problèmes</text:p>
      </style:header>
      <style:header-left>
        <text:p text:style-name="MP1"><draw:path text:anchor-type="paragraph" draw:z-index="21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5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24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7</text:span></text:p></draw:text-box></draw:frame><draw:line text:anchor-type="paragraph" draw:z-index="78" draw:name="Ligne_Entete_Pair_Numerique_2col" draw:style-name="Mgr5" draw:text-style-name="MP4" svg:x1="16.023cm" svg:y1="0.36cm" svg:x2="20.496cm" svg:y2="0.36cm"><text:p/></draw:line><draw:line text:anchor-type="paragraph" draw:z-index="98" draw:name="Ligne_Verticale_Pair_Numerique_2col" draw:style-name="Mgr5" draw:text-style-name="MP4" svg:x1="9.477cm" svg:y1="2.007cm" svg:x2="9.477cm" svg:y2="27.044cm"><text:p/></draw:line>Problèmes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99"><draw:text-box fo:min-height="0.499cm" fo:min-width="5.126cm"><text:h text:style-name="MP6" text:outline-level="1">Priorités opératoires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100"><draw:text-box fo:min-height="0.52cm" fo:min-width="6.994cm"><text:h text:style-name="MP7" text:outline-level="1">Priorités opératoire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29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2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7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30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1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6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1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Priorités opératoire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0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33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5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8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5"><draw:path text:anchor-type="paragraph" draw:z-index="34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6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9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6" text:outline-level="1"><draw:g text:anchor-type="paragraph" draw:z-index="2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6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25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28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4" draw:name="Ligne_Entete_Im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19"><draw:path text:anchor-type="paragraph" draw:z-index="26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27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5" draw:name="Ligne_Entete_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1" text:outline-level="1"><draw:g text:anchor-type="paragraph" draw:z-index="22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Priorités opératoire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23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37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39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1" draw:name="Ligne_Entete_Impair_Donnees_1col" draw:style-name="Mgr11" draw:text-style-name="MP4" svg:x1="16.023cm" svg:y1="0.36cm" svg:x2="20.496cm" svg:y2="0.36cm"><text:p/></draw:line>À compléter</text:p>
      </style:header>
      <style:header-left>
        <text:p text:style-name="MP22"><draw:path text:anchor-type="paragraph" draw:z-index="38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0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0" draw:name="Ligne_Entete_Pair_Donnees_1col" draw:style-name="Mgr11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25"><draw:path text:anchor-type="paragraph" draw:z-index="41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2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2" draw:name="Ligne_Entete_Impair_Donnees_2col" draw:style-name="Mgr11" draw:text-style-name="MP4" svg:x1="16.023cm" svg:y1="0.36cm" svg:x2="20.496cm" svg:y2="0.36cm"><text:p/></draw:line>À compléter</text:p>
      </style:header>
      <style:header-left>
        <text:p text:style-name="MP26"><draw:path text:anchor-type="paragraph" draw:z-index="76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3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3" draw:name="Ligne_Entete_Pair_Donnees_2col" draw:style-name="Mgr11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8" draw:name="Fond_Num_Page_Impair_Donnees_2col" draw:style-name="Mgr2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7" draw:name="Fond_Num_Page_Pair_Donnees_2col" draw:style-name="Mgr2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54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58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1" draw:name="Ligne_Entete_Impair_Mesures_1col" draw:style-name="Mgr14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2"><draw:path text:anchor-type="paragraph" draw:z-index="55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59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2" draw:name="Ligne_Entete_Pair_Mesures_1col" draw:style-name="Mgr14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3" text:outline-level="1"><draw:g text:anchor-type="paragraph" draw:z-index="9" draw:name="Fond_Num_Page_Impair_Mesures_1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0" draw:name="Fond_Num_Page_Pair_Mesures_1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36"><draw:path text:anchor-type="paragraph" draw:z-index="56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0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4" draw:name="Ligne_Entete_Impair_Mesures_2col" draw:style-name="Mgr14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6"><draw:path text:anchor-type="paragraph" draw:z-index="57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1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9" draw:name="Ligne_Entete_Pair_Mesures_2col" draw:style-name="Mgr14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3" text:outline-level="1"><draw:g text:anchor-type="paragraph" draw:z-index="11" draw:name="Fond_Num_Page_Impair_Mesures_2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2" draw:name="Fond_Num_Page_Pair_Mesures_2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37"><draw:path text:anchor-type="paragraph" draw:z-index="64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68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2" draw:name="Ligne_Entete_Impair_Problemes_2col" draw:style-name="Mgr17" draw:text-style-name="MP4" svg:x1="16.023cm" svg:y1="0.36cm" svg:x2="20.496cm" svg:y2="0.36cm"><text:p/></draw:line>À compléter</text:p>
      </style:header>
      <style:header-left>
        <text:p text:style-name="MP37"><draw:path text:anchor-type="paragraph" draw:z-index="65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69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3" draw:name="Ligne_Entete_Pair_Problemes_2col 1" draw:style-name="Mgr17" draw:text-style-name="MP4" svg:x1="16.023cm" svg:y1="0.36cm" svg:x2="20.496cm" svg:y2="0.36cm"><text:p/></draw:line>À compléter</text:p>
      </style:header-left>
      <style:footer>
        <text:h text:style-name="MP39" text:outline-level="1"><draw:g text:anchor-type="paragraph" draw:z-index="15" draw:name="Fond_Num_Page_Impair_Problemes_2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6" draw:name="Fond_Num_Page_Pair_Problemes_2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62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66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0" draw:name="Ligne_Entete_Impair_Problemes_1col" draw:style-name="Mgr17" draw:text-style-name="MP4" svg:x1="16.023cm" svg:y1="0.36cm" svg:x2="20.496cm" svg:y2="0.36cm"><text:p/></draw:line>À compléter</text:p>
      </style:header>
      <style:header-left>
        <text:p text:style-name="MP42"><draw:path text:anchor-type="paragraph" draw:z-index="63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67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1" draw:name="Ligne_Entete_Pair_Problemes_1col" draw:style-name="Mgr17" draw:text-style-name="MP4" svg:x1="16.023cm" svg:y1="0.36cm" svg:x2="20.496cm" svg:y2="0.36cm"><text:p/></draw:line>À compléter</text:p>
      </style:header-left>
      <style:footer>
        <text:h text:style-name="MP43" text:outline-level="1"><draw:g text:anchor-type="paragraph" draw:z-index="13" draw:name="Fond_Num_Page_Impair_Problemes_1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4" draw:name="Fond_Num_Page_Pair_Problemes_1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90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6" draw:name="Ligne_Entete_Impair_Programmation_2col" draw:style-name="Mgr20" draw:text-style-name="MP4" svg:x1="16.023cm" svg:y1="0.36cm" svg:x2="20.496cm" svg:y2="0.36cm"><text:p/></draw:line><draw:frame text:anchor-type="paragraph" draw:z-index="94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4"><draw:path text:anchor-type="paragraph" draw:z-index="91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7" draw:name="Ligne_Entete_Pair_Programmation_2col" draw:style-name="Mgr20" draw:text-style-name="MP4" svg:x1="16.023cm" svg:y1="0.36cm" svg:x2="20.496cm" svg:y2="0.36cm"><text:p/></draw:line><draw:frame text:anchor-type="paragraph" draw:z-index="95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9" draw:name="Fond_Num_Page_Impair_Programmation_2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20" draw:name="Fond_Num_Page_Pair_Programmation_2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88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4" draw:name="Ligne_Entete_Impair_Programmation_1col" draw:style-name="Mgr20" draw:text-style-name="MP4" svg:x1="16.023cm" svg:y1="0.36cm" svg:x2="20.496cm" svg:y2="0.36cm"><text:p/></draw:line><draw:frame text:anchor-type="paragraph" draw:z-index="92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9"><draw:path text:anchor-type="paragraph" draw:z-index="89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5" draw:name="Ligne_Entete_Pair_Programmation_1col" draw:style-name="Mgr20" draw:text-style-name="MP4" svg:x1="16.023cm" svg:y1="0.36cm" svg:x2="20.496cm" svg:y2="0.36cm"><text:p/></draw:line><draw:frame text:anchor-type="paragraph" draw:z-index="93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7" draw:name="Fond_Num_Page_Impair_Programmation_1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8" draw:name="Fond_Num_Page_Pair_Programmation_1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5T18:45:24.042000000</meta:creation-date>
    <meta:editing-duration>PT1H56M57S</meta:editing-duration>
    <meta:editing-cycles>19</meta:editing-cycles>
    <meta:generator>LibreOffice/24.2.5.2$Windows_X86_64 LibreOffice_project/bffef4ea93e59bebbeaf7f431bb02b1a39ee8a59</meta:generator>
    <meta:initial-creator>M. KHARROUBI</meta:initial-creator>
    <dc:date>2024-07-13T18:21:26.298000000</dc:date>
    <meta:print-date>2024-07-13T18:17:00.784000000</meta:print-date>
    <meta:printed-by>Fichiers PDF</meta:printed-by>
    <meta:document-statistic meta:table-count="4" meta:image-count="0" meta:object-count="1" meta:page-count="2" meta:paragraph-count="182" meta:word-count="773" meta:character-count="4391" meta:non-whitespace-character-count="3663"/>
    <meta:template xlink:type="simple" xlink:actuate="onRequest" xlink:title="Modele_Cahier" xlink:href="../../../../../../Modele_Cahier.ott" meta:date="2024-03-02T09:46:07.205140257"/>
  </office:meta>
</office:document-meta>
</file>

<file path=Object 1/content.xml><?xml version="1.0" encoding="utf-8"?>
<math xmlns="http://www.w3.org/1998/Math/MathML" display="block">
  <semantics>
    <mrow>
      <mfrac>
        <mfrac>
          <mn>210</mn>
          <mn>7</mn>
        </mfrac>
        <mrow>
          <mspace width="5em"/>
          <mn>5</mn>
          <mspace width="5em"/>
        </mrow>
      </mfrac>
      <mrow>
        <mspace width="0.5em"/>
        <mo stretchy="false">×</mo>
        <mspace width="0.5em"/>
      </mrow>
      <mrow>
        <mo fence="true" form="prefix" stretchy="false">(</mo>
        <mrow>
          <mrow>
            <mrow>
              <mn>1</mn>
              <mspace width="0.5em"/>
              <mn>000</mn>
            </mrow>
            <mspace width="0.5em"/>
            <mstyle mathsize="11pt">
              <mtext>−</mtext>
            </mstyle>
            <mspace width="0.5em"/>
            <mn>9</mn>
          </mrow>
        </mrow>
        <mo fence="true" form="postfix" stretchy="false">)</mo>
      </mrow>
    </mrow>
    <annotation encoding="StarMath 5.0">{{210}over {7}} over {``````````5``````````}`times` ({1`000}` size 11 "−" `{9})</annotation>
  </semantics>
</math>
</file>